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882in"/>
    </style:style>
    <style:style style:name="Table1.B" style:family="table-column">
      <style:table-column-properties style:column-width="0.8889in"/>
    </style:style>
    <style:style style:name="Table1.C" style:family="table-column">
      <style:table-column-properties style:column-width="0.9729in"/>
    </style:style>
    <style:style style:name="Table1.D" style:family="table-column">
      <style:table-column-properties style:column-width="0.4375in"/>
    </style:style>
    <style:style style:name="Table1.E" style:family="table-column">
      <style:table-column-properties style:column-width="3.7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3.73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39fab"/>
    </style:style>
    <style:style style:name="P3" style:family="paragraph" style:parent-style-name="Standard">
      <style:text-properties officeooo:rsid="00604453" officeooo:paragraph-rsid="00604453"/>
    </style:style>
    <style:style style:name="P4" style:family="paragraph" style:parent-style-name="Table_20_Contents">
      <style:text-properties officeooo:rsid="00446fc1" officeooo:paragraph-rsid="00446fc1"/>
    </style:style>
    <style:style style:name="P5" style:family="paragraph" style:parent-style-name="Table_20_Contents">
      <style:text-properties officeooo:rsid="0045973d" officeooo:paragraph-rsid="0045973d"/>
    </style:style>
    <style:style style:name="P6" style:family="paragraph" style:parent-style-name="Table_20_Contents">
      <style:text-properties officeooo:rsid="0045973d" officeooo:paragraph-rsid="004a8cbc"/>
    </style:style>
    <style:style style:name="P7" style:family="paragraph" style:parent-style-name="Table_20_Contents">
      <style:text-properties officeooo:rsid="004634e4" officeooo:paragraph-rsid="004634e4"/>
    </style:style>
    <style:style style:name="P8" style:family="paragraph" style:parent-style-name="Table_20_Contents">
      <style:text-properties officeooo:rsid="0048fac2" officeooo:paragraph-rsid="0048fac2"/>
    </style:style>
    <style:style style:name="P9" style:family="paragraph" style:parent-style-name="Table_20_Contents">
      <style:text-properties officeooo:rsid="004986d9" officeooo:paragraph-rsid="004986d9"/>
    </style:style>
    <style:style style:name="P10" style:family="paragraph" style:parent-style-name="Table_20_Contents">
      <style:text-properties officeooo:rsid="004a8cbc" officeooo:paragraph-rsid="004a8cbc"/>
    </style:style>
    <style:style style:name="P11" style:family="paragraph" style:parent-style-name="Table_20_Contents">
      <style:text-properties officeooo:rsid="004c69e7" officeooo:paragraph-rsid="004c69e7"/>
    </style:style>
    <style:style style:name="P12" style:family="paragraph" style:parent-style-name="Table_20_Contents">
      <style:text-properties officeooo:rsid="006c046a" officeooo:paragraph-rsid="006c046a"/>
    </style:style>
    <style:style style:name="P13" style:family="paragraph" style:parent-style-name="Table_20_Contents">
      <style:text-properties officeooo:rsid="006c8e28" officeooo:paragraph-rsid="006c8e28"/>
    </style:style>
    <style:style style:name="P14" style:family="paragraph" style:parent-style-name="Table_20_Contents">
      <style:text-properties officeooo:rsid="00783732" officeooo:paragraph-rsid="00783732"/>
    </style:style>
    <style:style style:name="P15" style:family="paragraph" style:parent-style-name="Table_20_Heading">
      <style:text-properties officeooo:rsid="00446fc1" officeooo:paragraph-rsid="00446fc1"/>
    </style:style>
    <style:style style:name="P16" style:family="paragraph" style:parent-style-name="Table_20_Heading">
      <style:text-properties officeooo:rsid="0045973d" officeooo:paragraph-rsid="0045973d"/>
    </style:style>
    <style:style style:name="P17" style:family="paragraph" style:parent-style-name="Table_20_Heading">
      <style:text-properties officeooo:rsid="004a8cbc" officeooo:paragraph-rsid="004a8cbc"/>
    </style:style>
    <style:style style:name="P18" style:family="paragraph" style:parent-style-name="Text_20_body">
      <style:text-properties officeooo:rsid="0063ea4c" officeooo:paragraph-rsid="008d4af2"/>
    </style:style>
    <style:style style:name="P19" style:family="paragraph" style:parent-style-name="Text_20_body">
      <style:text-properties officeooo:rsid="005783c0" officeooo:paragraph-rsid="0096f9bd"/>
    </style:style>
    <style:style style:name="P20" style:family="paragraph" style:parent-style-name="Text_20_body">
      <style:text-properties officeooo:rsid="005783c0" officeooo:paragraph-rsid="009880bc"/>
    </style:style>
    <style:style style:name="P21" style:family="paragraph" style:parent-style-name="Text_20_body">
      <style:text-properties officeooo:rsid="00a72b15" officeooo:paragraph-rsid="00a72b15"/>
    </style:style>
    <style:style style:name="P22" style:family="paragraph" style:parent-style-name="Text_20_body">
      <style:text-properties officeooo:rsid="00a83e16" officeooo:paragraph-rsid="00a9e581"/>
    </style:style>
    <style:style style:name="P23" style:family="paragraph" style:parent-style-name="Text_20_body">
      <style:text-properties fo:font-style="italic" officeooo:rsid="00a9e581" officeooo:paragraph-rsid="00a9e581" style:font-style-asian="italic" style:font-style-complex="italic"/>
    </style:style>
    <style:style style:name="P24" style:family="paragraph" style:parent-style-name="Text_20_body">
      <style:text-properties fo:font-style="italic" officeooo:rsid="00b9d209" officeooo:paragraph-rsid="00b9d209" style:font-style-asian="italic" style:font-style-complex="italic"/>
    </style:style>
    <style:style style:name="P25" style:family="paragraph" style:parent-style-name="Text_20_body">
      <style:text-properties officeooo:rsid="00598330" officeooo:paragraph-rsid="00aad75f"/>
    </style:style>
    <style:style style:name="P26" style:family="paragraph" style:parent-style-name="Text_20_body">
      <style:text-properties officeooo:rsid="009ef84e" officeooo:paragraph-rsid="00ab8ca4"/>
    </style:style>
    <style:style style:name="P27" style:family="paragraph" style:parent-style-name="Text_20_body">
      <style:text-properties officeooo:rsid="005db39d" officeooo:paragraph-rsid="00aad75f"/>
    </style:style>
    <style:style style:name="P28" style:family="paragraph" style:parent-style-name="Text_20_body">
      <style:text-properties officeooo:rsid="00ab8ca4" officeooo:paragraph-rsid="00ab8ca4"/>
    </style:style>
    <style:style style:name="P29" style:family="paragraph" style:parent-style-name="Text_20_body">
      <style:text-properties officeooo:rsid="00b109eb" officeooo:paragraph-rsid="00b218f4"/>
    </style:style>
    <style:style style:name="P30" style:family="paragraph" style:parent-style-name="Text_20_body">
      <style:text-properties officeooo:rsid="00b2d438" officeooo:paragraph-rsid="00b2d438"/>
    </style:style>
    <style:style style:name="P31" style:family="paragraph" style:parent-style-name="Text_20_body">
      <style:text-properties officeooo:rsid="00b2d438" officeooo:paragraph-rsid="00b75dca"/>
    </style:style>
    <style:style style:name="P32" style:family="paragraph" style:parent-style-name="Text_20_body">
      <style:text-properties officeooo:rsid="00b6052e" officeooo:paragraph-rsid="00b75dca"/>
    </style:style>
    <style:style style:name="P33" style:family="paragraph" style:parent-style-name="Text_20_body">
      <style:text-properties officeooo:rsid="00446fc1"/>
    </style:style>
    <style:style style:name="P34" style:family="paragraph" style:parent-style-name="Text_20_body">
      <style:text-properties officeooo:rsid="0056181c" officeooo:paragraph-rsid="00a72b15"/>
    </style:style>
    <style:style style:name="P35" style:family="paragraph" style:parent-style-name="Text_20_body">
      <style:text-properties officeooo:rsid="00bc8df0" officeooo:paragraph-rsid="00bc8df0"/>
    </style:style>
    <style:style style:name="P36" style:family="paragraph" style:parent-style-name="Text_20_body">
      <style:text-properties officeooo:rsid="00c205a3" officeooo:paragraph-rsid="00c205a3"/>
    </style:style>
    <style:style style:name="P37" style:family="paragraph" style:parent-style-name="Text_20_body">
      <style:text-properties officeooo:rsid="00c486ba" officeooo:paragraph-rsid="00c486ba"/>
    </style:style>
    <style:style style:name="P38" style:family="paragraph" style:parent-style-name="Text_20_body">
      <style:text-properties officeooo:rsid="00c75129" officeooo:paragraph-rsid="00c75129"/>
    </style:style>
    <style:style style:name="P39" style:family="paragraph" style:parent-style-name="Text_20_body">
      <style:text-properties officeooo:rsid="008d4af2" officeooo:paragraph-rsid="00c93c5e"/>
    </style:style>
    <style:style style:name="P40" style:family="paragraph" style:parent-style-name="Text_20_body">
      <style:text-properties officeooo:rsid="008ed27a" officeooo:paragraph-rsid="00c93c5e"/>
    </style:style>
    <style:style style:name="P41" style:family="paragraph" style:parent-style-name="Text_20_body">
      <style:text-properties officeooo:paragraph-rsid="00cb153d"/>
    </style:style>
    <style:style style:name="P42" style:family="paragraph" style:parent-style-name="Standard" style:list-style-name="L8"/>
    <style:style style:name="P43" style:family="paragraph" style:parent-style-name="Standard" style:list-style-name="L8">
      <style:text-properties officeooo:paragraph-rsid="009b6834"/>
    </style:style>
    <style:style style:name="P44" style:family="paragraph" style:parent-style-name="Standard" style:list-style-name="L9"/>
    <style:style style:name="P45" style:family="paragraph" style:parent-style-name="Standard" style:list-style-name="L9">
      <style:text-properties officeooo:paragraph-rsid="00d1af46"/>
    </style:style>
    <style:style style:name="P46" style:family="paragraph" style:parent-style-name="Standard" style:list-style-name="L16">
      <style:text-properties officeooo:rsid="007d4024" officeooo:paragraph-rsid="00ba4d6f"/>
    </style:style>
    <style:style style:name="P47" style:family="paragraph" style:parent-style-name="Standard" style:list-style-name="L16">
      <style:text-properties officeooo:rsid="0082b881" officeooo:paragraph-rsid="00ba4d6f"/>
    </style:style>
    <style:style style:name="P48" style:family="paragraph" style:parent-style-name="Standard" style:list-style-name="L16">
      <style:text-properties officeooo:rsid="008171b0" officeooo:paragraph-rsid="00ba4d6f"/>
    </style:style>
    <style:style style:name="P49" style:family="paragraph" style:parent-style-name="Standard" style:list-style-name="L16">
      <style:text-properties officeooo:rsid="00847d21" officeooo:paragraph-rsid="00ba4d6f"/>
    </style:style>
    <style:style style:name="P50" style:family="paragraph" style:parent-style-name="Standard" style:list-style-name="L16">
      <style:text-properties officeooo:rsid="008626ec" officeooo:paragraph-rsid="00ba4d6f"/>
    </style:style>
    <style:style style:name="P51" style:family="paragraph" style:parent-style-name="Standard" style:list-style-name="L9">
      <style:text-properties officeooo:rsid="00d1af46" officeooo:paragraph-rsid="00d1af46"/>
    </style:style>
    <style:style style:name="P52" style:family="paragraph" style:parent-style-name="Standard" style:list-style-name="L9">
      <style:text-properties officeooo:rsid="00d328f7" officeooo:paragraph-rsid="00d328f7"/>
    </style:style>
    <style:style style:name="P53" style:family="paragraph" style:parent-style-name="Text_20_body" style:list-style-name="L1"/>
    <style:style style:name="P54" style:family="paragraph" style:parent-style-name="Text_20_body">
      <style:text-properties officeooo:rsid="00ba4d6f" officeooo:paragraph-rsid="00ba4d6f"/>
    </style:style>
    <style:style style:name="P55" style:family="paragraph" style:parent-style-name="Text_20_body" style:list-style-name="L2">
      <style:text-properties officeooo:rsid="00cea3df" officeooo:paragraph-rsid="00cea3df"/>
    </style:style>
    <style:style style:name="P56" style:family="paragraph" style:parent-style-name="Text_20_body" style:list-style-name="L3">
      <style:text-properties officeooo:rsid="00cea3df" officeooo:paragraph-rsid="00cea3df"/>
    </style:style>
    <style:style style:name="P57" style:family="paragraph" style:parent-style-name="Text_20_body" style:list-style-name="L4">
      <style:text-properties officeooo:rsid="00cfad65" officeooo:paragraph-rsid="00cfad65"/>
    </style:style>
    <style:style style:name="P58" style:family="paragraph" style:parent-style-name="Text_20_body" style:list-style-name="L5">
      <style:text-properties officeooo:rsid="00cfad65" officeooo:paragraph-rsid="00cfad65"/>
    </style:style>
    <style:style style:name="P59" style:family="paragraph" style:parent-style-name="Text_20_body" style:list-style-name="L5">
      <style:text-properties officeooo:rsid="00d0bf1e" officeooo:paragraph-rsid="00d0bf1e"/>
    </style:style>
    <style:style style:name="P60" style:family="paragraph" style:parent-style-name="Text_20_body" style:list-style-name="L6">
      <style:text-properties officeooo:rsid="00d0bf1e" officeooo:paragraph-rsid="00d0bf1e"/>
    </style:style>
    <style:style style:name="P61" style:family="paragraph" style:parent-style-name="Text_20_body" style:list-style-name="L7"/>
    <style:style style:name="P62" style:family="paragraph" style:parent-style-name="Text_20_body" style:list-style-name="L11"/>
    <style:style style:name="P63" style:family="paragraph" style:parent-style-name="Text_20_body" style:list-style-name="L12">
      <style:text-properties officeooo:rsid="00c61b8f" officeooo:paragraph-rsid="00c61b8f"/>
    </style:style>
    <style:style style:name="P64" style:family="paragraph" style:parent-style-name="Text_20_body" style:list-style-name="L12">
      <style:text-properties officeooo:rsid="00c75129" officeooo:paragraph-rsid="00c75129"/>
    </style:style>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4">
      <style:text-properties officeooo:paragraph-rsid="00ca12f8"/>
    </style:style>
    <style:style style:name="P68" style:family="paragraph" style:parent-style-name="Text_20_body" style:list-style-name="L14">
      <style:text-properties officeooo:paragraph-rsid="00d49871"/>
    </style:style>
    <style:style style:name="P69" style:family="paragraph" style:parent-style-name="Text_20_body" style:list-style-name="L14">
      <style:text-properties officeooo:paragraph-rsid="00d8a4de"/>
    </style:style>
    <style:style style:name="P70" style:family="paragraph" style:parent-style-name="Text_20_body" style:list-style-name="L14">
      <style:text-properties officeooo:paragraph-rsid="00d958a6"/>
    </style:style>
    <style:style style:name="P71" style:family="paragraph" style:parent-style-name="Text_20_body" style:list-style-name="L15"/>
    <style:style style:name="P72" style:family="paragraph" style:parent-style-name="Text_20_body">
      <style:text-properties officeooo:rsid="00d1af46" officeooo:paragraph-rsid="00d1af46"/>
    </style:style>
    <style:style style:name="P73" style:family="paragraph" style:parent-style-name="Text_20_body">
      <style:text-properties officeooo:rsid="00d6c826" officeooo:paragraph-rsid="00d6c826"/>
    </style:style>
    <style:style style:name="P74" style:family="paragraph" style:parent-style-name="Text_20_body" style:list-style-name="L18">
      <style:text-properties officeooo:rsid="00d6c826" officeooo:paragraph-rsid="00d6c826"/>
    </style:style>
    <style:style style:name="P75" style:family="paragraph" style:parent-style-name="Text_20_body" style:list-style-name="L18">
      <style:text-properties officeooo:paragraph-rsid="00d6c826"/>
    </style:style>
    <style:style style:name="P76" style:family="paragraph" style:parent-style-name="Heading_20_3">
      <style:text-properties officeooo:paragraph-rsid="0090dfa8"/>
    </style:style>
    <style:style style:name="P77" style:family="paragraph" style:parent-style-name="Heading_20_3">
      <style:text-properties officeooo:rsid="007d4024" officeooo:paragraph-rsid="00ba4d6f"/>
    </style:style>
    <style:style style:name="P78" style:family="paragraph" style:parent-style-name="Heading_20_3">
      <style:text-properties officeooo:rsid="008171b0" officeooo:paragraph-rsid="00ba4d6f"/>
    </style:style>
    <style:style style:name="P79" style:family="paragraph" style:parent-style-name="Heading_20_1">
      <style:text-properties officeooo:rsid="00604453" officeooo:paragraph-rsid="00604453"/>
    </style:style>
    <style:style style:name="P80" style:family="paragraph" style:parent-style-name="Heading_20_1">
      <style:text-properties officeooo:rsid="0090dfa8" officeooo:paragraph-rsid="0090dfa8"/>
    </style:style>
    <style:style style:name="P81" style:family="paragraph" style:parent-style-name="Heading_20_1">
      <style:text-properties officeooo:paragraph-rsid="0064a87e"/>
    </style:style>
    <style:style style:name="P82" style:family="paragraph" style:parent-style-name="Heading_20_1">
      <style:text-properties officeooo:paragraph-rsid="005783c0"/>
    </style:style>
    <style:style style:name="P83"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39fab"/>
    </style:style>
    <style:style style:name="P84" style:family="paragraph" style:parent-style-name="Heading_20_2">
      <style:text-properties officeooo:rsid="0090dfa8" officeooo:paragraph-rsid="0090dfa8"/>
    </style:style>
    <style:style style:name="P85" style:family="paragraph" style:parent-style-name="Heading_20_2">
      <style:text-properties officeooo:paragraph-rsid="00a406ad"/>
    </style:style>
    <style:style style:name="T1" style:family="text">
      <style:text-properties officeooo:rsid="00181664"/>
    </style:style>
    <style:style style:name="T2" style:family="text">
      <style:text-properties fo:font-style="italic" style:font-style-asian="italic" style:font-style-complex="italic"/>
    </style:style>
    <style:style style:name="T3" style:family="text">
      <style:text-properties fo:font-style="italic" officeooo:rsid="00668697" style:font-style-asian="italic" style:font-style-complex="italic"/>
    </style:style>
    <style:style style:name="T4" style:family="text">
      <style:text-properties fo:font-style="italic" officeooo:rsid="008171b0" style:font-style-asian="italic" style:font-style-complex="italic"/>
    </style:style>
    <style:style style:name="T5" style:family="text">
      <style:text-properties fo:font-style="italic" officeooo:rsid="00b1ce6a" style:font-style-asian="italic" style:font-style-complex="italic"/>
    </style:style>
    <style:style style:name="T6" style:family="text">
      <style:text-properties fo:font-style="italic" officeooo:rsid="00bcb38f" style:font-style-asian="italic" style:font-style-complex="italic"/>
    </style:style>
    <style:style style:name="T7" style:family="text">
      <style:text-properties fo:font-style="italic" officeooo:rsid="00bd988a" style:font-style-asian="italic" style:font-style-complex="italic"/>
    </style:style>
    <style:style style:name="T8" style:family="text">
      <style:text-properties officeooo:rsid="001ce928"/>
    </style:style>
    <style:style style:name="T9" style:family="text">
      <style:text-properties officeooo:rsid="001e966a"/>
    </style:style>
    <style:style style:name="T10" style:family="text">
      <style:text-properties officeooo:rsid="00266f75"/>
    </style:style>
    <style:style style:name="T11" style:family="text">
      <style:text-properties officeooo:rsid="0029b760"/>
    </style:style>
    <style:style style:name="T12" style:family="text">
      <style:text-properties officeooo:rsid="002a9e87"/>
    </style:style>
    <style:style style:name="T13" style:family="text">
      <style:text-properties officeooo:rsid="002d38c2"/>
    </style:style>
    <style:style style:name="T14" style:family="text">
      <style:text-properties officeooo:rsid="0035a49c"/>
    </style:style>
    <style:style style:name="T15" style:family="text">
      <style:text-properties officeooo:rsid="00383329"/>
    </style:style>
    <style:style style:name="T16" style:family="text">
      <style:text-properties officeooo:rsid="003c3022"/>
    </style:style>
    <style:style style:name="T17" style:family="text">
      <style:text-properties officeooo:rsid="003cc19b"/>
    </style:style>
    <style:style style:name="T18" style:family="text">
      <style:text-properties officeooo:rsid="003d1121"/>
    </style:style>
    <style:style style:name="T19" style:family="text">
      <style:text-properties officeooo:rsid="003ea29b"/>
    </style:style>
    <style:style style:name="T20" style:family="text">
      <style:text-properties fo:font-style="normal" style:font-style-asian="normal" style:font-style-complex="normal"/>
    </style:style>
    <style:style style:name="T21" style:family="text">
      <style:text-properties fo:font-style="normal" officeooo:rsid="00bcb38f" style:font-style-asian="normal" style:font-style-complex="normal"/>
    </style:style>
    <style:style style:name="T22" style:family="text">
      <style:text-properties officeooo:rsid="00403991"/>
    </style:style>
    <style:style style:name="T23" style:family="text">
      <style:text-properties officeooo:rsid="00408a17"/>
    </style:style>
    <style:style style:name="T24" style:family="text">
      <style:text-properties style:text-underline-style="solid" style:text-underline-width="auto" style:text-underline-color="font-color" officeooo:rsid="00403991"/>
    </style:style>
    <style:style style:name="T25" style:family="text">
      <style:text-properties officeooo:rsid="00427392"/>
    </style:style>
    <style:style style:name="T26" style:family="text">
      <style:text-properties officeooo:rsid="00432c2e"/>
    </style:style>
    <style:style style:name="T27" style:family="text">
      <style:text-properties officeooo:rsid="00437b4c"/>
    </style:style>
    <style:style style:name="T28" style:family="text">
      <style:text-properties officeooo:rsid="00446fc1"/>
    </style:style>
    <style:style style:name="T29" style:family="text">
      <style:text-properties officeooo:rsid="004634e4"/>
    </style:style>
    <style:style style:name="T30" style:family="text">
      <style:text-properties officeooo:rsid="0048fac2"/>
    </style:style>
    <style:style style:name="T31" style:family="text">
      <style:text-properties officeooo:rsid="004986d9"/>
    </style:style>
    <style:style style:name="T32" style:family="text">
      <style:text-properties officeooo:rsid="004a8cbc"/>
    </style:style>
    <style:style style:name="T33" style:family="text">
      <style:text-properties officeooo:rsid="004ba6fc"/>
    </style:style>
    <style:style style:name="T34" style:family="text">
      <style:text-properties officeooo:rsid="004e2e23"/>
    </style:style>
    <style:style style:name="T35" style:family="text">
      <style:text-properties officeooo:rsid="004eb57d"/>
    </style:style>
    <style:style style:name="T36" style:family="text">
      <style:text-properties officeooo:rsid="004f4b6b"/>
    </style:style>
    <style:style style:name="T37" style:family="text">
      <style:text-properties officeooo:rsid="00514b0b"/>
    </style:style>
    <style:style style:name="T38" style:family="text">
      <style:text-properties officeooo:rsid="00536e92"/>
    </style:style>
    <style:style style:name="T39" style:family="text">
      <style:text-properties officeooo:rsid="00570dfe"/>
    </style:style>
    <style:style style:name="T40" style:family="text">
      <style:text-properties officeooo:rsid="00599d2b"/>
    </style:style>
    <style:style style:name="T41" style:family="text">
      <style:text-properties officeooo:rsid="005bdca2"/>
    </style:style>
    <style:style style:name="T42" style:family="text">
      <style:text-properties officeooo:rsid="005f6c18"/>
    </style:style>
    <style:style style:name="T43" style:family="text">
      <style:text-properties officeooo:rsid="0064a87e"/>
    </style:style>
    <style:style style:name="T44" style:family="text">
      <style:text-properties officeooo:rsid="0066692d"/>
    </style:style>
    <style:style style:name="T45" style:family="text">
      <style:text-properties officeooo:rsid="00668697"/>
    </style:style>
    <style:style style:name="T46" style:family="text">
      <style:text-properties officeooo:rsid="0067daaa"/>
    </style:style>
    <style:style style:name="T47" style:family="text">
      <style:text-properties officeooo:rsid="0067f11e"/>
    </style:style>
    <style:style style:name="T48" style:family="text">
      <style:text-properties officeooo:rsid="006961a1"/>
    </style:style>
    <style:style style:name="T49" style:family="text">
      <style:text-properties officeooo:rsid="006b0908"/>
    </style:style>
    <style:style style:name="T50" style:family="text">
      <style:text-properties officeooo:rsid="006c046a"/>
    </style:style>
    <style:style style:name="T51" style:family="text">
      <style:text-properties officeooo:rsid="00783732"/>
    </style:style>
    <style:style style:name="T52" style:family="text">
      <style:text-properties officeooo:rsid="0079632a"/>
    </style:style>
    <style:style style:name="T53" style:family="text">
      <style:text-properties officeooo:rsid="008171b0"/>
    </style:style>
    <style:style style:name="T54" style:family="text">
      <style:text-properties officeooo:rsid="0082b881"/>
    </style:style>
    <style:style style:name="T55" style:family="text">
      <style:text-properties officeooo:rsid="00847d21"/>
    </style:style>
    <style:style style:name="T56" style:family="text">
      <style:text-properties officeooo:rsid="00876f4a"/>
    </style:style>
    <style:style style:name="T57" style:family="text">
      <style:text-properties officeooo:rsid="008d4af2"/>
    </style:style>
    <style:style style:name="T58" style:family="text">
      <style:text-properties officeooo:rsid="008ed27a"/>
    </style:style>
    <style:style style:name="T59" style:family="text">
      <style:text-properties officeooo:rsid="0090dfa8"/>
    </style:style>
    <style:style style:name="T60" style:family="text">
      <style:text-properties officeooo:rsid="0092193d"/>
    </style:style>
    <style:style style:name="T61" style:family="text">
      <style:text-properties officeooo:rsid="0093faef"/>
    </style:style>
    <style:style style:name="T62" style:family="text">
      <style:text-properties officeooo:rsid="0094bd2c"/>
    </style:style>
    <style:style style:name="T63" style:family="text">
      <style:text-properties officeooo:rsid="0096f9bd"/>
    </style:style>
    <style:style style:name="T64" style:family="text">
      <style:text-properties officeooo:rsid="0098a20b"/>
    </style:style>
    <style:style style:name="T65" style:family="text">
      <style:text-properties officeooo:rsid="009a3cfb"/>
    </style:style>
    <style:style style:name="T66" style:family="text">
      <style:text-properties officeooo:rsid="009b6834"/>
    </style:style>
    <style:style style:name="T67" style:family="text">
      <style:text-properties officeooo:rsid="009ef84e"/>
    </style:style>
    <style:style style:name="T68" style:family="text">
      <style:text-properties officeooo:rsid="00a089fb"/>
    </style:style>
    <style:style style:name="T69" style:family="text">
      <style:text-properties officeooo:rsid="00a27a66"/>
    </style:style>
    <style:style style:name="T70" style:family="text">
      <style:text-properties officeooo:rsid="00a300d2"/>
    </style:style>
    <style:style style:name="T71" style:family="text">
      <style:text-properties officeooo:rsid="00a33f50"/>
    </style:style>
    <style:style style:name="T72" style:family="text">
      <style:text-properties officeooo:rsid="00a72b15"/>
    </style:style>
    <style:style style:name="T73" style:family="text">
      <style:text-properties officeooo:rsid="00a83e16"/>
    </style:style>
    <style:style style:name="T74" style:family="text">
      <style:text-properties officeooo:rsid="00a9e581"/>
    </style:style>
    <style:style style:name="T75" style:family="text">
      <style:text-properties officeooo:rsid="00aad75f"/>
    </style:style>
    <style:style style:name="T76" style:family="text">
      <style:text-properties officeooo:rsid="00ab8ca4"/>
    </style:style>
    <style:style style:name="T77" style:family="text">
      <style:text-properties officeooo:rsid="00ad4327"/>
    </style:style>
    <style:style style:name="T78" style:family="text">
      <style:text-properties officeooo:rsid="00aeebad"/>
    </style:style>
    <style:style style:name="T79" style:family="text">
      <style:text-properties officeooo:rsid="00af4f08"/>
    </style:style>
    <style:style style:name="T80" style:family="text">
      <style:text-properties officeooo:rsid="00b1ce6a"/>
    </style:style>
    <style:style style:name="T81" style:family="text">
      <style:text-properties officeooo:rsid="00b218f4"/>
    </style:style>
    <style:style style:name="T82" style:family="text">
      <style:text-properties officeooo:rsid="00b4d242"/>
    </style:style>
    <style:style style:name="T83" style:family="text">
      <style:text-properties officeooo:rsid="00b6052e"/>
    </style:style>
    <style:style style:name="T84" style:family="text">
      <style:text-properties officeooo:rsid="00b69c5d"/>
    </style:style>
    <style:style style:name="T85" style:family="text">
      <style:text-properties style:text-underline-style="none" officeooo:rsid="00b1ce6a"/>
    </style:style>
    <style:style style:name="T86" style:family="text">
      <style:text-properties officeooo:rsid="00b75dca"/>
    </style:style>
    <style:style style:name="T87" style:family="text">
      <style:text-properties officeooo:rsid="00b7ebf7"/>
    </style:style>
    <style:style style:name="T88" style:family="text">
      <style:text-properties officeooo:rsid="00bcb38f"/>
    </style:style>
    <style:style style:name="T89" style:family="text">
      <style:text-properties officeooo:rsid="00bd988a"/>
    </style:style>
    <style:style style:name="T90" style:family="text">
      <style:text-properties officeooo:rsid="00c0d6f0"/>
    </style:style>
    <style:style style:name="T91" style:family="text">
      <style:text-properties officeooo:rsid="00c205a3"/>
    </style:style>
    <style:style style:name="T92" style:family="text">
      <style:text-properties officeooo:rsid="00c61b8f"/>
    </style:style>
    <style:style style:name="T93" style:family="text">
      <style:text-properties officeooo:rsid="00c93c5e"/>
    </style:style>
    <style:style style:name="T94" style:family="text">
      <style:text-properties officeooo:rsid="00ca12f8"/>
    </style:style>
    <style:style style:name="T95" style:family="text">
      <style:text-properties officeooo:rsid="00ca736e"/>
    </style:style>
    <style:style style:name="T96" style:family="text">
      <style:text-properties officeooo:rsid="00cb153d"/>
    </style:style>
    <style:style style:name="T97" style:family="text">
      <style:text-properties officeooo:rsid="00cb5c19"/>
    </style:style>
    <style:style style:name="T98" style:family="text">
      <style:text-properties officeooo:rsid="00ce2a2e"/>
    </style:style>
    <style:style style:name="T99" style:family="text">
      <style:text-properties officeooo:rsid="00d1af46"/>
    </style:style>
    <style:style style:name="T100" style:family="text">
      <style:text-properties officeooo:rsid="00d1ffa3"/>
    </style:style>
    <style:style style:name="T101" style:family="text">
      <style:text-properties officeooo:rsid="00d4704d"/>
    </style:style>
    <style:style style:name="T102" style:family="text">
      <style:text-properties officeooo:rsid="00d49871"/>
    </style:style>
    <style:style style:name="T103" style:family="text">
      <style:text-properties officeooo:rsid="00d6c826"/>
    </style:style>
    <style:style style:name="T104" style:family="text">
      <style:text-properties officeooo:rsid="00d8a4de"/>
    </style:style>
    <style:style style:name="T105" style:family="text">
      <style:text-properties officeooo:rsid="00d915bc"/>
    </style:style>
    <style:style style:name="T106" style:family="text">
      <style:text-properties officeooo:rsid="00d958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cientific Data Management System (SDMS) – <text:span text:style-name="T1">Specification</text:span></text:p>
      <text:p text:style-name="P3"/>
      <text:p text:style-name="P3">Dale Stansberry, Systems Programmer</text:p>
      <text:p text:style-name="P2">Oak Ridge National Laboratory</text:p>
      <text:p text:style-name="P2">Oak Ridge Leadership Computing Facility</text:p>
      <text:p text:style-name="P2">Advanced Data and Workflows Group</text:p>
      <text:p text:style-name="P2"><text:span text:style-name="T90">March</text:span>, 201<text:span text:style-name="T90">8</text:span></text:p>
      <text:p text:style-name="P2"/>
      <text:h text:style-name="P79" text:outline-level="1">Purpose</text:h>
      <text:p text:style-name="Text_20_body"><text:tab/>This document describes the features and functions of the SDMS and serves as a general specification for subsequent architecture, design, and implementation. This document is not a formal requirements specification as more flexibility and agility is desired during the development cycle of the SDMS.</text:p>
      <text:h text:style-name="Heading_20_1" text:outline-level="1">General Description</text:h>
      <text:p text:style-name="Text_20_body"><text:tab/>The SDMS is a data management, collaboration, and <text:span text:style-name="T9">provisioning </text:span>system that <text:span text:style-name="T8">enhances Quality of Data (QoD) for data records generated and used by research scientists within </text:span>HPC environments<text:span text:style-name="T8">. The SDMS</text:span> <text:span text:style-name="T9">builds upon </text:span>the capabilities of existing grid computing technologies <text:span text:style-name="T9">(</text:span>Grid Security Infrastructure, <text:span text:style-name="T9">or </text:span>GSI, and GridFTP<text:span text:style-name="T9">) which enables secure, high efficiency, global data transfers; however, unlike Globus or distributed file systems, the SDMS provides higher-level features, including:</text:span></text:p>
      <text:list xml:id="list8294937002189147935" text:style-name="L1">
        <text:list-item>
          <text:p text:style-name="P53">Globally accessible centralized storage</text:p>
        </text:list-item>
        <text:list-item>
          <text:p text:style-name="P53">Local provisioning with smart local caching</text:p>
        </text:list-item>
        <text:list-item>
          <text:p text:style-name="P53">Data tagging</text:p>
        </text:list-item>
        <text:list-item>
          <text:p text:style-name="P53"><text:span text:style-name="T38">Structured, domain-specific m</text:span>etadata indexing and search</text:p>
        </text:list-item>
        <text:list-item>
          <text:p text:style-name="P53">Fine-grained access control</text:p>
        </text:list-item>
        <text:list-item>
          <text:p text:style-name="P53">Data collections</text:p>
        </text:list-item>
        <text:list-item>
          <text:p text:style-name="P53">Collaboration features</text:p>
        </text:list-item>
        <text:list-item>
          <text:p text:style-name="P53">Data dissemination</text:p>
        </text:list-item>
      </text:list>
      <text:p text:style-name="Text_20_body"><text:tab/>A critical aspect of the SDMS is that it <text:span text:style-name="T35">enhances </text:span>certain aspects of Quality of Data (QoD) that are vital to scientific research activities. QoD can be defined as an aggregate measure of certainty, <text:soft-page-break/>completeness, validity, consistency, and reliability. The SDMS addresses aspects of data certainty (by controlling identifiers, storage, and revisions), <text:span text:style-name="T35">consistency (by ensuring data records do not change while they are being used), and </text:span>reliability (by ensuring valid <text:span text:style-name="T10">storage and </text:span>transmission via check sums). <text:span text:style-name="T36">The SDMS can also be used as a tool to enhance other QoD criteria such as completeness and validity by enabling easy access to data and metadata for peer review and/or automated verification processes.</text:span></text:p>
      <text:p text:style-name="Text_20_body"><text:tab/>In general, the SDMS supports mid-tier data quality and is intended for important data that needs to be controlled for the duration of a research project. <text:span text:style-name="T44">Stable h</text:span>igh-quality data intended for publication should be supported by a long-term curation system based on Digital Object Identifiers (DOIs). File systems are useful for lower quality and/or transient data that does not need to be shared with a community.</text:p>
      <text:h text:style-name="Heading_20_1" text:outline-level="1">Use Cases</text:h>
      <text:p text:style-name="P54"><text:tab/>Note: the system technology and design is still being explored/developed, so specific procedures can not yet be documented. This section merely defines the high-level uses of the SDMS</text:p>
      <text:h text:style-name="Heading_20_2" text:outline-level="2">Registration and Setup</text:h>
      <text:list xml:id="list2764963497676794750" text:style-name="L2">
        <text:list-item>
          <text:p text:style-name="P55">Prerequisites:</text:p>
        </text:list-item>
      </text:list>
      <text:list xml:id="list7188260535755172134" text:style-name="L3">
        <text:list-item>
          <text:list>
            <text:list-item>
              <text:p text:style-name="P56">Potential SDMS users must be active users at one or more facilities supported by an SDMS instance.</text:p>
            </text:list-item>
            <text:list-item>
              <text:p text:style-name="P56">SDMS users must have both a Globus Online account and a Globus ID account. The Globus ID account is required for automated transaction management via SSH keys associated with users’ <text:s/>Globus ID accounts.</text:p>
            </text:list-item>
          </text:list>
        </text:list-item>
      </text:list>
      <text:list xml:id="list111533776582969" text:continue-list="list2764963497676794750" text:style-name="L2">
        <text:list-item>
          <text:p text:style-name="P55">Register as a new SDMS user</text:p>
        </text:list-item>
        <text:list-item>
          <text:p text:style-name="P55">Setup SDMS for use from a specific compute/data environment</text:p>
        </text:list-item>
        <text:list-item>
          <text:p text:style-name="P55">De-authorize a specific environment</text:p>
        </text:list-item>
      </text:list>
      <text:h text:style-name="Heading_20_2" text:outline-level="2">Data Operations</text:h>
      <text:list xml:id="list319412087686696742" text:style-name="L4">
        <text:list-item>
          <text:p text:style-name="P57">Creating a new data record without raw data</text:p>
        </text:list-item>
        <text:list-item>
          <text:p text:style-name="P57">Creating a new data record from a local file</text:p>
        </text:list-item>
        <text:list-item>
          <text:p text:style-name="P57">View data record metadata</text:p>
        </text:list-item>
        <text:list-item>
          <text:p text:style-name="P57">Staging data into a local file system</text:p>
        </text:list-item>
        <text:list-item>
          <text:p text:style-name="P57">Updating an existing data record from a local file</text:p>
        </text:list-item>
        <text:list-item>
          <text:p text:style-name="P57"><text:soft-page-break/>Deleting a data record</text:p>
        </text:list-item>
      </text:list>
      <text:h text:style-name="Heading_20_2" text:outline-level="2">Using Collections</text:h>
      <text:list xml:id="list3336320570822792024" text:style-name="L5">
        <text:list-item>
          <text:p text:style-name="P58">Creating a new collection</text:p>
        </text:list-item>
        <text:list-item>
          <text:p text:style-name="P58">View collection metadata</text:p>
        </text:list-item>
        <text:list-item>
          <text:p text:style-name="P58">View contents of a collection</text:p>
        </text:list-item>
        <text:list-item>
          <text:p text:style-name="P58">Add items to a collection</text:p>
        </text:list-item>
        <text:list-item>
          <text:p text:style-name="P58">Removing items from a collection</text:p>
        </text:list-item>
        <text:list-item>
          <text:p text:style-name="P59">Specifying <text:s/>a collection when creating a data record</text:p>
        </text:list-item>
      </text:list>
      <text:h text:style-name="Heading_20_2" text:outline-level="2">Access Control</text:h>
      <text:list xml:id="list4022554387946762235" text:style-name="L6">
        <text:list-item>
          <text:p text:style-name="P60">Setting default access permissions on a data record or collection</text:p>
        </text:list-item>
        <text:list-item>
          <text:p text:style-name="P60">Setting user-specific permissions on a data record or collection</text:p>
        </text:list-item>
        <text:list-item>
          <text:p text:style-name="P60">Setting group-specific permissions on a data record or collection</text:p>
        </text:list-item>
        <text:list-item>
          <text:p text:style-name="P60">Creating a new access control group</text:p>
        </text:list-item>
        <text:list-item>
          <text:p text:style-name="P60">Setting member users in an access control group</text:p>
        </text:list-item>
        <text:list-item>
          <text:p text:style-name="P60">Deleting an access control group</text:p>
        </text:list-item>
        <text:list-item>
          <text:p text:style-name="P60">Setting inherited permissions on a collection</text:p>
        </text:list-item>
      </text:list>
      <text:h text:style-name="P80" text:outline-level="1">System Entities</text:h>
      <text:h text:style-name="P84" text:outline-level="2">Common Fields</text:h>
      <text:h text:style-name="Heading_20_3" text:outline-level="3">Identifi<text:span text:style-name="T60">ers</text:span></text:h>
      <text:p text:style-name="Text_20_body"><text:span text:style-name="T37"><text:tab/>T</text:span>he SDMS <text:span text:style-name="T60">generates unique alphanumeric identifiers for all system entities (users/projects, data, collections, tags, labels, annotations, and aggregators). <text:s/>These identifiers are stable and are never recycled. All records in the back-end database use these identifiers as the “primary key”, and are indexed for performance. Identifiers are not human friendly because they are generally arbitrary in value (except for users/projects, tags, and labels).</text:span></text:p>
      <text:p text:style-name="Text_20_body"><text:tab/>Identifiers consist of a “type prefix”, followed by an entity-specific, unique value. By examining the prefix, it is possible to determine the type of entity associated with an identifier (see data schema for details). Various SDMS interfaces and tools permit the type prefix of an identifier to be <text:soft-page-break/>omitted if there is no risk of ambiguity. For example, most user-related API methods do no require the prefix (however, it can still be safely included).</text:p>
      <text:h text:style-name="P76" text:outline-level="3">Aliases</text:h>
      <text:p text:style-name="Text_20_body"><text:tab/>Because <text:span text:style-name="T61">data and collection </text:span>identifiers are <text:span text:style-name="T61">frequently needed, but are </text:span>not “human friendly”, the SDMS allows <text:span text:style-name="T61">an </text:span>alias to be <text:span text:style-name="T61">defined and utilized in place of the identifier</text:span>. Aliases must be unique within the scope of the owning user or project, but can be any alphanumeric designation consisting of letters, numbers, underscores, dashes, and periods. Aliases are not case sensitive. To prevent alias conflicts between different users, aliases are prefixed with the owning user's <text:span text:style-name="T62">ID (without the type prefix)</text:span>.</text:p>
      <text:p text:style-name="Text_20_body"><text:span text:style-name="T61"><text:tab/>For example, a user with an SDMS identifier of “u/jsmith1” might assign an alias of “sample_x_cal”. In this case, the actual alias would be “jsmith1:sample_x_cal”. Most SDMS interfaces allow</text:span> the prefix <text:span text:style-name="T61">to be</text:span> omitted <text:span text:style-name="T61">and, in this case,</text:span> <text:span text:style-name="T61">it </text:span>defaults to the <text:span text:style-name="T62">ID</text:span> of the client user. There are no formal restrictions on the content of and aliases (except for the uniqueness); however, there are recommendations that should be considered for aliases associated with data or collections that are intended to be shared with other users, or distributed to whole communities of users, as follows:</text:p>
      <text:list xml:id="list4676810569858512700" text:style-name="L7">
        <text:list-item>
          <text:p text:style-name="P61"><text:span text:style-name="T89">Aliases should have sufficient </text:span><text:span text:style-name="T7">meaning</text:span><text:span text:style-name="T89"> and </text:span><text:span text:style-name="T7">context</text:span><text:span text:style-name="T89">, such that users could be reasonably expected to understand what the data relates to without needed to access metadata.</text:span></text:p>
        </text:list-item>
        <text:list-item>
          <text:p text:style-name="P61">Aliases associated data or collections that have already been shared or disseminated should not be changed unless absolutely necessary. This is because consumers of this data may have already integrated it, by alias, into scripts, jobs, or workflows.</text:p>
        </text:list-item>
        <text:list-item>
          <text:p text:style-name="P61">When data included in a collection, the data aliases are likely to be used in the description field of the collection to indicate the purpose or role of the data within the collection. This, again, reinforces the need for meaningful and stable aliases.</text:p>
        </text:list-item>
      </text:list>
      <text:h text:style-name="Heading_20_3" text:outline-level="3"><text:span text:style-name="T38">Structured </text:span>Metadata</text:h>
      <text:p text:style-name="P20"><text:tab/>Structured, domain-specific metadata may be associated and stored with data <text:span text:style-name="T63">and collections </text:span>in JavaScript Object Notation (JSON). <text:s/>The SDMS does not restrict the structure or contents of metadata in anyway; however, there is a size limit based on the specific configuration of an SDMS installation (usually 32MB). <text:span text:style-name="T64">Metadata field values can be nested objects, arrays, text, numbers, or boolean values. In addition, geospatial data is also supported (format TBD). </text:span></text:p>
      <text:p text:style-name="P19"><text:tab/>Metadata <text:span text:style-name="T63">stored in the SDMS </text:span>is indexed and may be used <text:span text:style-name="T63">to form arbitrary, structured </text:span>queries <text:span text:style-name="T63">to search for records within the SDMS</text:span>. <text:span text:style-name="T65">These types of queries are useful for locating, organizing, and understanding data stored within the SDMS (see the Aggregators section for details).The metadata query language is TBD.</text:span></text:p>
      <text:h text:style-name="Heading_20_3" text:outline-level="3"><text:soft-page-break/>Other <text:span text:style-name="T66">Common </text:span>Fields</text:h>
      <text:list xml:id="list1925692929714650502" text:style-name="L8">
        <text:list-item>
          <text:p text:style-name="P42">Owner ID – <text:span text:style-name="T66">Data, collections, labels, and annotations are resources that are owned by either a user or a project. In either case, an owner ID is associated with these records, and owner or administrator permissions <text:s/>are required for certain operations.</text:span></text:p>
        </text:list-item>
        <text:list-item>
          <text:p text:style-name="P42">Created data/time – <text:span text:style-name="T66">This field is present of all system entities and indicates the date and time of initial creation.</text:span></text:p>
        </text:list-item>
        <text:list-item>
          <text:p text:style-name="P43"><text:span text:style-name="T66">U</text:span>pdate<text:span text:style-name="T66">d</text:span> date/time – <text:span text:style-name="T66">This field is present of all system entities and indicates the date and time of <text:s/>the most recent update. Updates refer to changes to fields within the entity itself, not changes in external entity associations.</text:span></text:p>
        </text:list-item>
      </text:list>
      <text:h text:style-name="Heading_20_2" text:outline-level="2">Users</text:h>
      <text:list xml:id="list8843304907510765676" text:style-name="L9">
        <text:list-item>
          <text:p text:style-name="P44">New users may select SDMS user ID. Cannot be changed.</text:p>
        </text:list-item>
        <text:list-item>
          <text:p text:style-name="P44">Various expected fields: name, email, globus ID, etc.</text:p>
        </text:list-item>
        <text:list-item>
          <text:p text:style-name="P44">Certain operations are reserved for “owning” users – such as access control configuration.</text:p>
        </text:list-item>
        <text:list-item>
          <text:p text:style-name="P44">Special “admin” users can do anything.</text:p>
        </text:list-item>
        <text:list-item>
          <text:p text:style-name="P44">Normal users can designate other normal users as account administrators. This is useful for project accounts where several users may require admin <text:span text:style-name="T71">privileges.</text:span></text:p>
        </text:list-item>
      </text:list>
      <text:h text:style-name="P85" text:outline-level="2">Projects</text:h>
      <text:list xml:id="list111532272802710" text:continue-numbering="true" text:style-name="L9">
        <text:list-item>
          <text:p text:style-name="P45"><text:span text:style-name="T99">Projects have two distinct use cases:</text:span></text:p>
          <text:list>
            <text:list-item>
              <text:p text:style-name="P51">“Formal” collective ownership and hierarchical management of data and collections</text:p>
            </text:list-item>
            <text:list-item>
              <text:p text:style-name="P51">“Informal” organization of data as a separate logical unit from personal data</text:p>
            </text:list-item>
          </text:list>
        </text:list-item>
        <text:list-item>
          <text:p text:style-name="P52">Only the “ADMIN” permission applies to project records and confers full ACL rights (including on the root collection). This permission is overloaded with a different meaning from when it is used on data and collection records.</text:p>
        </text:list-item>
        <text:list-item>
          <text:p text:style-name="P51">Projects have three specific user roles, with varying project permissions:</text:p>
          <text:list>
            <text:list-item>
              <text:p text:style-name="P51">Administrator – <text:span text:style-name="T100">Has all permissions</text:span></text:p>
            </text:list-item>
            <text:list-item>
              <text:p text:style-name="P51">Manager – <text:span text:style-name="T100">Has ADMIN permission on project record – able to set ACLs on all collections and data, manage groups, and add/remove project members. Cannot edit or delete project record itself.</text:span></text:p>
            </text:list-item>
            <text:list-item>
              <text:p text:style-name="P51">Member – <text:span text:style-name="T100">Has data/collection permissions based on “members” group, and any other manager defined ACLs.</text:span></text:p>
            </text:list-item>
          </text:list>
        </text:list-item>
        <text:list-item>
          <text:p text:style-name="P52">Formal projects, by definition must have <text:span text:style-name="T101">one or more of </text:span>their own storage allocation<text:span text:style-name="T101">s</text:span>.</text:p>
        </text:list-item>
        <text:list-item>
          <text:p text:style-name="P52">Informal projects use an optionally limited storage allocation associated with the project <text:span text:style-name="T101">admin</text:span>.</text:p>
        </text:list-item>
        <text:list-item>
          <text:p text:style-name="P52">Informal project <text:span text:style-name="T101">admins</text:span> may adjust the storage allocation limit on the project so long as it does not violate the associated user allocation.</text:p>
        </text:list-item>
        <text:list-item>
          <text:p text:style-name="P52">An informal project becomes a formal project when it is assigned it’s own storage allocation separate from the <text:span text:style-name="T101">admin</text:span>. <text:span text:style-name="T101">(Existing data records may be moved to new allocation if desired)</text:span></text:p>
        </text:list-item>
      </text:list>
      <text:p text:style-name="P72"/>
      <text:h text:style-name="P85" text:outline-level="2"><text:soft-page-break/>Groups</text:h>
      <text:p text:style-name="P25"><text:tab/>Groups are user-defined collections of users <text:span text:style-name="T40">intended for</text:span> defining group-level ACLs. Groups are defined independently of group ACLs, and may be referenced by more than one group ACL. Groups are not the same as “projects”, but are necessary part of the configuration and administration of projects.</text:p>
      <text:list xml:id="list3062203424750739206" text:style-name="L11">
        <text:list-item>
          <text:p text:style-name="P62">Groups are defined and owned by users, and can be used as the subject for access control lists on data and collections.</text:p>
        </text:list-item>
        <text:list-item>
          <text:p text:style-name="P62">Group members are added/removed by user ID.</text:p>
        </text:list-item>
        <text:list-item>
          <text:p text:style-name="P62">Group members cannot modify the group (ACL permissions only apply to basic CRUD operations on data and collections – not admin-level operations like setting ACLs)</text:p>
        </text:list-item>
      </text:list>
      <text:h text:style-name="Heading_20_2" text:outline-level="2">Data</text:h>
      <text:p text:style-name="P34"><text:span text:style-name="T72"><text:tab/>Data within t</text:span>he SDMS <text:span text:style-name="T39">consists of a database record and associated raw data. The data record defines management fields such as the unique identifier, alias, title, description, owner, access controls, and structured metadata. The raw data is located in a back-end storage system that is served via an SDMS controlled Globus Connect endpoint. The raw data can be in any format and be of any size, so long as system quotas are not exceeded.</text:span></text:p>
      <text:p text:style-name="P21"><text:tab/>Globus users cannot directly access the SDMS data storage endpoint. SDMS specific authentication and authorization modules are integrated with the underlying GridFTP server utilized by the <text:span text:style-name="T73">SDMS </text:span>Globus Connect endpoint. <text:span text:style-name="T73">Transfer requests (read/write) are only permitted if the transfer was initiated by an authorized SDMS user with SDMS specific transfer tools. These restrictions are required to both enforce fine-grained access-controls (which are incompatible with Globus’ coarse-grain access controls), as well as to enable and manage facility-localized data caches.</text:span></text:p>
      <text:p text:style-name="P22"><text:tab/>Data can be shared with non-SDMS Globus users via a pre-authorization mechanism. <text:span text:style-name="T74">The SDMS </text:span>user <text:span text:style-name="T74">owning the data to be shared must</text:span> contact the intended recipient to determine his or her Globus ID and <text:span text:style-name="T74">the destination path to transfer the data to. The recipient ensure the sending SDMS user has write access to the destination path (via either anonymous access or a shared endpoint). The SDMS user then initiates the transfer using the SDMS “share data” operation.</text:span></text:p>
      <text:p text:style-name="P23">TBD – can we configure the end-point to safely authorize on globus ID? If so, owner could add recip globus ID to read data, then recip could init transfer directly (or more likely via the web portal).</text:p>
      <text:h text:style-name="Heading_20_2" text:outline-level="2">Collections</text:h>
      <text:p text:style-name="P18"><text:tab/>SDMS collections are containers of items (data records and other collections) that can be used to create, organize, and manage data records. <text:span text:style-name="T57">SDMS c</text:span>ollections <text:span text:style-name="T57">share properties of</text:span> <text:span text:style-name="T57">both</text:span> <text:span text:style-name="T57">file system </text:span>directories <text:span text:style-name="T57">and tags. They are similar to directories <text:s/>in that they can be used to hierarchically organize </text:span><text:soft-page-break/><text:span text:style-name="T57">data and define access control rules, yet, like tags, data can be associated with any number of collections (or none at all). SDMS collections can be thought of as “descriptive tags with optional access controls”.</text:span></text:p>
      <text:p text:style-name="P39"><text:tab/>Each user has a predefined “root” collection that cannot be deleted, and has a fixed alias of “root”. This root collection serves as a parent for all “top-level” collections owned by a particular user. Users may create arbitrary collection hierarchies; however, unlike data records, collections can only exist in one place (i.e. they cannot be cross-linked <text:span text:style-name="T58">to multiple parent collections</text:span>). <text:span text:style-name="T58">Collections do not “own” the data records contained below them; therefore, if a collection is deleted, the contained data records are not deleted. (Commands are provided to permit users to delete data records using collections, tags, or even search queries.)</text:span></text:p>
      <text:p text:style-name="P40"><text:tab/>Users can only add items that they own to their own collections* and projects collections can only contain data own by the same project. (Project members with appropriate permission may create project data, or move their own data into the project.) Like data records, collections have an auto-generate identifier and can be assigned a human-friendly alias. Collections also have various informational and administrative fields, and, like data records, can also have access controls lists defined.</text:p>
      <text:p text:style-name="P39">* <text:span text:style-name="T93">Aggregators provide a means to create collection-like organizations of data from other users.</text:span></text:p>
      <text:h text:style-name="Heading_20_2" text:outline-level="2">Tags</text:h>
      <text:p text:style-name="P26"><text:tab/>Tags are plain text strings that can be associated with data and collections. <text:span text:style-name="T76">Tags are a </text:span>form of unstructured metadata (essentially a boolean flag) <text:span text:style-name="T70">and are</text:span> <text:span text:style-name="T69">useful for</text:span> <text:span text:style-name="T68">organizing, locating, browsing, </text:span>and shar<text:span text:style-name="T69">ing</text:span> data <text:span text:style-name="T69">and/or collections</text:span>. <text:span text:style-name="T70">Unlike structured metadata, tags are defined and driven by the user community and, over time, can result in domain ontologies. Multiple tags can be combined to perform simple </text:span>facet<text:span text:style-name="T68">ed searches, or used as filters within a structured query to narrow result further. Although somewhat similar, tags are distinct from “labels”, which are used for data dissemination purposes.</text:span> <text:span text:style-name="T70">Tags are not owned by anyone, and are automatically created and maintained by the SDMS.</text:span></text:p>
      <text:h text:style-name="Heading_20_2" text:outline-level="2">Labels</text:h>
      <text:p text:style-name="P28"><text:tab/>Labels are similar to tags but, <text:span text:style-name="T78">instead of representing a form of metadata, they </text:span>are intended to provide a form of indirection for identifying data and/or collections for specific purposes. <text:span text:style-name="T77">(Tags are primarily intended to support faceted searches</text:span>.<text:span text:style-name="T77">)</text:span> Labels are helpful for release management of large <text:span text:style-name="T77">and/</text:span>or complex projects – enabl<text:span text:style-name="T77">ing</text:span> <text:span text:style-name="T77">project data </text:span>consumers <text:span text:style-name="T77">to access</text:span> <text:span text:style-name="T81">defined data/collection arrangements (a.k.a. “data products”) via a single stable identifiers (i.e. the label name)</text:span>. <text:span text:style-name="T79">Labels are owned by a user or project and, in addition to the name, include a description and access controls. Label names must only be unique within the scope of the owning user/project. </text:span></text:p>
      <text:p text:style-name="P29"><text:soft-page-break/><text:span text:style-name="T80"><text:tab/>There are three common use cases that labels support: 1) referencing a specific version of a data product, 2) referencing that latest version of a data products under development, and 3) composing multiple data products into a single data product. <text:s/>These use cases refer to the level of </text:span><text:span text:style-name="T5">indirection</text:span><text:span text:style-name="T80"> involved in resolving a given label to the associated data product(s) (data and/or collections) – not to whether the associated data products are themselves stable. Note that labeled data products are not </text:span><text:span text:style-name="T5">required</text:span><text:span text:style-name="T80"> to be stable, but best-practices would encourage “</text:span><text:span text:style-name="T85">released”</text:span><text:span text:style-name="T80"> data products to be stable.</text:span></text:p>
      <text:p text:style-name="P30"><text:tab/>With use case <text:span text:style-name="T83">#</text:span>1, the label would <text:span text:style-name="T84">be</text:span> a project-defined product identifier with an associated version component, such as “Group A Statistics 1.3”, or “sample_calibration_rev_a”. This label would be directly associated with one or more data records and/or collections. If the associated <text:span text:style-name="T84">data</text:span> product is still under development, then the associated data and/or collections may change over time. (Note <text:span text:style-name="T82">that</text:span> consumers of a <text:span text:style-name="T84">data</text:span> product can <text:span text:style-name="T82">choose to </text:span>be notified of changes to <text:span text:style-name="T82">a</text:span> <text:span text:style-name="T84">data</text:span> product via the SDMS subscription system, described in the “Subscriptions” section below.)</text:p>
      <text:p text:style-name="P31"><text:tab/>With use case <text:span text:style-name="T83">#</text:span>2, the label would specify a<text:span text:style-name="T87">n abstract</text:span> product identifier. <text:span text:style-name="T82">Instead of being directly associated with data and/or collections, labels in this case would be associated with a subordinate label. For example, “Group A Statistics (latest)” might initially refer to </text:span>“Group A Statistics 1.3”, <text:span text:style-name="T83">but over time, it could be updated to labels associated with newer versions. User who only want the latest data need only refer to the “latest” label.</text:span></text:p>
      <text:p text:style-name="P32"><text:span text:style-name="T86"><text:tab/>With u</text:span>se case #3, <text:span text:style-name="T87">a primary composite label is</text:span> <text:span text:style-name="T86">associated with a hierarchical structure of independent subordinate labels. Nesting of subordinate labels is unrestricted with the exception that subordinate labels can only be used once within the hierarchy of labels associated with the primary label. Composite labels of this configuration are useful for creating and managing complex data products that are based on multiple independent subordinate data products.</text:span></text:p>
      <text:p text:style-name="P24"><text:tab/>Note: when more than one data record and/or collection associated with a given label are modified, users accessing this label during the course of these changes may receive a data product in a transitional state. Whether this is an issue or not depends on the project and/or data product; however, the SDMS provides a locking mechanism for data, collections, and labels that can be used to hold-off user access until the lock is removed. Using locks ensures that users only access consistent data products. Locking is only required if multiple update operations are required – individual updates are always atomic.</text:p>
      <text:h text:style-name="Heading_20_2" text:outline-level="2">Annotations</text:h>
      <text:p text:style-name="P27"><text:tab/>Annotations are one of the collaboration features of the SDMS, and they enable specific and unambiguous communications to take place between users and/or the wider community of users related to a particular data record, collection, or project. Annotations are basically textual notifications, comments, or questions that can be attached to a data record or a collection. Annotations include a “type” field which indicates the purpose of the annotation, including <text:span text:style-name="T32">information, warning</text:span>s<text:span text:style-name="T32">, error</text:span>s<text:span text:style-name="T32">, or action items.</text:span></text:p>
      <text:p text:style-name="P27"><text:soft-page-break/><text:tab/>Informational and warning annotations are long-lived and generally do not require any immediate action from other users of the SDMS. Informational annotations can be viewed as general guidance to the community of users of the associated data record or collection (such as linking to external documentation or web sites). Warnings might be used to indicate important caveats or limitations to be aware of when using specific data.</text:p>
      <text:p text:style-name="P27"><text:tab/>Error annotations are intended to convey an issue identified with a data record (or entire collection) the requires action on the part of the owner of the data. For this reason, when an error annotation is created, the owner of the affected data record is notified of the new annotation, and is subsequently able to view and respond to the error notification. Other users besides the owner can also see error annotations and take appropriate precautions, as they see fit. An error annotation can be removed by the owner when the associated error is corrected. (Note that the SDMS does not provide a built-in issue tracking system.)</text:p>
      <text:p text:style-name="P27"><text:span text:style-name="T42"><text:tab/>Like an error annotation, the own of a data record or collection is notified when another user creates an action item </text:span>annotations. <text:span text:style-name="T42">Action items can be used for non-critical management activities such as requesting updates to metadata, tags, or access controls. The creator of the action item is notified when the owner closes the annotation.</text:span></text:p>
      <text:h text:style-name="Heading_20_2" text:outline-level="2">Aggregator<text:span text:style-name="T59">s</text:span></text:h>
      <text:p text:style-name="P35"><text:tab/>An “aggregator” is a mechanism that enables users to build custom data products by pulling data from multiple sources. Aggregators are <text:span text:style-name="T88">essentially the inverse of</text:span> composite labels, <text:span text:style-name="T88">where source </text:span>aggregat<text:span text:style-name="T88">ion is controlled </text:span>by the <text:span text:style-name="T6">consumer</text:span><text:span text:style-name="T20">; </text:span><text:span text:style-name="T21">whereas, composition is controlled</text:span> <text:span text:style-name="T88">by </text:span>the <text:span text:style-name="T6">producers</text:span>. <text:span text:style-name="T91">Data sources are aggregated by ID, alias, labels, tags, and even search queries. </text:span></text:p>
      <text:p text:style-name="P36">An example use of an aggregator is to configure a specific execution context for a given program from a variety of data inputs pulled “live” from the SDMS. The latest versions of configuration or calibrations data could be aggregated using a tracking label; whereas, specific reference data could be aggregated by ID or alias. </text:p>
      <text:h text:style-name="Heading_20_2" text:outline-level="2">Subscription<text:span text:style-name="T67">s</text:span></text:h>
      <text:p text:style-name="P37">Subscriptions allow users to request and receive various notifications related to data, collections, labels, and annotations. <text:span text:style-name="T92">When subscribable events are triggered by user or system actions, the event is propagated along dependencies within the SDMS system, and when matching subscriptions are found, a notification is dispatched to associated subscribers. Subscribable events are:</text:span></text:p>
      <text:list xml:id="list11330616761793321" text:style-name="L12">
        <text:list-item>
          <text:p text:style-name="P63">Data: Updated, Deleted, Access Changed</text:p>
        </text:list-item>
        <text:list-item>
          <text:p text:style-name="P63">Collection: Updated, Deleted, Access Changed, Items Added, Items Removed, Items Updated</text:p>
        </text:list-item>
        <text:list-item>
          <text:p text:style-name="P63">Label: Updated, Deleted, Access Changed, Items Added, Items Removed, Items Updated</text:p>
        </text:list-item>
        <text:list-item>
          <text:p text:style-name="P64"><text:soft-page-break/>Annotations: Created*, Updated</text:p>
        </text:list-item>
      </text:list>
      <text:p text:style-name="P38">* The Annotation Created event is triggered on the entity which the new annotation is associated with. Informational annotations are a good way to notify subscribed consumers of a data product of important information, such as new versions, or up-coming changes.</text:p>
      <text:h text:style-name="Heading_20_1" text:outline-level="1">Central <text:span text:style-name="T43">Data Repository</text:span></text:h>
      <text:p text:style-name="Text_20_body"><text:tab/>The SDMS provides a centralized, scalable, high performance storage system mounted behind a custom <text:span text:style-name="T75">Globus Connect </text:span>server. Raw data is initially created by users on a file system within a connected compute or data environment, and is then transferred to the SDMS central repository when a corresponding data record is created (or updated). The raw data can then be provisioned into the same, or different, data- or compute-environment using SDMS command line tools, or the SDMS client library. For efficiency, raw data can optionally be provisioned <text:span text:style-name="T44">in</text:span>to a managed data cached within supported environments. (This is particularly useful for workflows.)</text:p>
      <text:h text:style-name="P81" text:outline-level="1">Local <text:span text:style-name="T41">Provisioning</text:span></text:h>
      <text:p text:style-name="Text_20_body"><text:tab/>Raw data is provisioned into a <text:span text:style-name="T2">supported</text:span> data- or compute-environment using either the provided SDMS command line tools (suitable for job script and workflows) or using a client library linked to a user application. In either case, GSI credentials must be properly installed and activated within the environment.</text:p>
      <text:p text:style-name="Text_20_body"><text:tab/>SDMS users have the option of provisioning data to a user-accessible local path or to a local (managed) SDMS data cache. If data is provisioned into a local path, the local data is not monitored or managed by the SDMS. It is the responsibility of the end user to coordinate read/write access to local data; however, tools are provided for this purpose (i.e. read/write locks and revision controls).</text:p>
      <text:p text:style-name="Text_20_body"><text:span text:style-name="T45"><text:tab/>Provisioning data to the local managed SDMS cache places the data in a </text:span><text:span text:style-name="T3">read-only</text:span><text:span text:style-name="T45">, access-controlled, shared local path (possibly a network mount) and provides this path to the calling user script or program. The advantage of caching is that other users, or subsequent provisioning calls by other programs run by the same user will access the cached data avoiding the time cost of repeatedly transferring the data from central storage. If data needs to be updated, it must be copied into a local path.</text:span></text:p>
      <text:p text:style-name="Text_20_body"><text:tab/>Data that is provisioned to the local cache is not guaranteed to be stable over time. For example, another user or process could update a data record which would cause subsequent provisioning requests to stage the newer data into the local cache. For this reason, the SDMS provides read/write locks that can be used to ensure stable consistent data access for long-running processes. Alternatively, data can be staged to a local path controlled by the user, thus ensuring stability during job execution.</text:p>
      <text:p text:style-name="Text_20_body"><text:soft-page-break/><text:tab/>Note that the SDMS can be configured to retain a revision history of data records within the limits of storage quotas. In this case, read locks do not prevent other processes from updating associated data records; rather, the locking processes is given a lock on the current revision, and the revision number can be safely read by other processes so long as the lock is held. Processes that update the same record generate new revisions of the record which do not interfere with previous revisions. Once a read lock is relinquished by all calling processes, the associated data revision is eligible for automatic garbage collection and may not be available for subsequent requests.</text:p>
      <text:p text:style-name="Text_20_body"><text:tab/>Note that the SDMS is not <text:span text:style-name="T49">intended to be </text:span>a full featured version control system. <text:span text:style-name="T49">Revision control is only intended to solve the specific concurrency and consistency issue described above.</text:span></text:p>
      <text:p text:style-name="Text_20_body"/>
      <text:p text:style-name="Text_20_body"><text:span text:style-name="T46">Local </text:span>Caching <text:span text:style-name="T47">Implementation Notes:</text:span></text:p>
      <text:list xml:id="list6721803125964815633" text:style-name="L13">
        <text:list-item>
          <text:p text:style-name="P65">The local cache will be a directory owned by a system SDMS account.</text:p>
        </text:list-item>
        <text:list-item>
          <text:p text:style-name="P65">Permissions will be set to other +rx</text:p>
        </text:list-item>
        <text:list-item>
          <text:p text:style-name="P65">Data files in this directory will be owned by the SDMS account with permissions for others set to -rw</text:p>
        </text:list-item>
        <text:list-item>
          <text:p text:style-name="P65">User that are authorized to access specific data files (based on SDMS access controls) will be added to POSIX user access control lists (setfacl -mu:xxx:w file)</text:p>
        </text:list-item>
        <text:list-item>
          <text:p text:style-name="P65">This allows anyone to list the directory, but only authorized users can read the files.</text:p>
        </text:list-item>
        <text:list-item>
          <text:p text:style-name="P65"><text:span text:style-name="T48">Obviously t</text:span>his requires the use of a POSIX file system that supports <text:span text:style-name="T48">ACLs.</text:span></text:p>
        </text:list-item>
        <text:list-item text:start-value="1">
          <text:p text:style-name="P65">(My initial thought was to use symbolic links, but this doesn't work because symbolic links present the file permissions of the link target, and the permissions of the link are ignored by POSIX file systems.)</text:p>
        </text:list-item>
      </text:list>
      <text:h text:style-name="P82" text:outline-level="1">Access Control</text:h>
      <text:p text:style-name="P41"><text:tab/><text:span text:style-name="T96">T</text:span>he SDMS defines a number of permissions that can be bitwise combined and subsequently applied to a data records <text:span text:style-name="T102">and</text:span> collections <text:span text:style-name="T96">as default permissions and/or access control lists for specific users and/or groups</text:span>. <text:span text:style-name="T19">Permission values are defined for all actions that normal users can performed within the SDMS – either individually or grouped. Special “administrative” user accounts can perform any action, regardless of any access control settings. </text:span>The <text:span text:style-name="T19">specific </text:span>permission<text:span text:style-name="T19">s</text:span> are defined <text:span text:style-name="T17">symbolically </text:span>as follows:</text:p>
      <text:list xml:id="list9112961466355014928" text:style-name="L14">
        <text:list-item>
          <text:p text:style-name="P67"><text:span text:style-name="T106">VIEW </text:span>– The ability to <text:span text:style-name="T102">find, list, and view data records, collections, or projects. This permission allows inspection of basic attributes, such as </text:span>title, description,<text:span text:style-name="T97"> </text:span>ownership, alias, <text:span text:style-name="T98">dependencies,</text:span> <text:soft-page-break/>tags, notes, <text:span text:style-name="T97">and labels; however, it does not confer the ability to read associated metadata or raw data, or the contents of a collection.</text:span></text:p>
        </text:list-item>
        <text:list-item>
          <text:p text:style-name="P69"><text:span text:style-name="T104">READ_META </text:span><text:s/>– The ability to <text:span text:style-name="T104">read the metadata of a data record (collections have no metadata).</text:span></text:p>
        </text:list-item>
        <text:list-item>
          <text:p text:style-name="P69"><text:span text:style-name="T104">READ_DATA – The ability to read the raw data of a data record, or list the items in a collection.</text:span></text:p>
        </text:list-item>
        <text:list-item>
          <text:p text:style-name="P70"><text:span text:style-name="T104">WRITE_META – The ability to edit/replace data record metadata. (Collections have no metadata.)</text:span></text:p>
        </text:list-item>
        <text:list-item>
          <text:p text:style-name="P68">WRITE_<text:span text:style-name="T104">DATA</text:span> – The ability to <text:span text:style-name="T13">write raw data to a</text:span> data record, <text:span text:style-name="T14">or add/remove items within a collection.</text:span></text:p>
        </text:list-item>
        <text:list-item>
          <text:p text:style-name="P69"><text:span text:style-name="T104">ADMIN – The ability to edit attributes (alias, title, etc), set access controls, and delete a record.</text:span></text:p>
        </text:list-item>
        <text:list-item>
          <text:p text:style-name="P67">TAG – The ability to add, remove, or edit tags associated with a data record or collection.</text:p>
        </text:list-item>
        <text:list-item>
          <text:p text:style-name="P67"><text:span text:style-name="T94">LABEL </text:span>– The ability to add, remove, or edit <text:span text:style-name="T94">labels </text:span>associated with a data record or collection.</text:p>
        </text:list-item>
        <text:list-item>
          <text:p text:style-name="P66">ANNOTATE – The ability to annotate (add/edit notes) a data record or collection.</text:p>
        </text:list-item>
      </text:list>
      <text:p text:style-name="P73"/>
      <text:p text:style-name="P73">The above permissions provide sufficient granularity to support the following typical use cases:</text:p>
      <text:list xml:id="list4422491954399126906" text:style-name="L18">
        <text:list-item>
          <text:p text:style-name="P75"><text:span text:style-name="T103">Project/Team Collection Hierarchies – The ability of an owner/admin to create a specific immutable collection hierarchy, yet allow specific users to freely create and manage data within this hierarchy. This is achieved by setting higher-level collections to VIEW + READ, then applying VIEW + READ + WRITE to collections where specific users/groups should be able to create and manage data. Inherited permissions for these “working” collections would grant all permissions.</text:span></text:p>
        </text:list-item>
        <text:list-item>
          <text:p text:style-name="P74">Metadata-only Updates – <text:span text:style-name="T104">The ability to allow specific users to read/analyze data records, then update the metadata of those records only. The prevents unintentional modification of critical data record attributes.</text:span></text:p>
        </text:list-item>
      </text:list>
      <text:p text:style-name="Text_20_body"/>
      <text:p text:style-name="Text_20_body"><text:tab/>Data records within the SDMS <text:span text:style-name="T95">may </text:span>have associated access control setting<text:span text:style-name="T95">s</text:span> that <text:span text:style-name="T95">are</text:span> a combination of user ACLs, group ACLs, and default permissions. <text:span text:style-name="T22">All of the different permissions, taken together, determine which actions a specific user may take for a given data record. <text:s/>The same access controls apply to c</text:span>ollections; <text:span text:style-name="T22">however, there are additional permissions associated with collections that govern permission inheritance for contained items. C</text:span>ollections <text:span text:style-name="T22">have three independent sets of permissions: one for the collection itself (to determine what actions a user can take on the </text:span><text:soft-page-break/><text:span text:style-name="T22">collection), one that defines inherited permissions for </text:span><text:span text:style-name="T24">contained data records</text:span><text:span text:style-name="T22">, and another that defines inherited permissions for </text:span><text:span text:style-name="T24">contained collections</text:span><text:span text:style-name="T22">. The separation of inherited permissions for collections enables very precise access control to hierarchical data archives.</text:span></text:p>
      <text:p text:style-name="Text_20_body"><text:tab/>Access control follow<text:span text:style-name="T23">s</text:span> specific <text:span text:style-name="T16">policies and constraints for a given “target item” (data record or collection)</text:span>, as <text:s/><text:span text:style-name="T18">follows:</text:span></text:p>
      <text:list xml:id="list6993834215444880929" text:style-name="L15">
        <text:list-item>
          <text:p text:style-name="P71">More specific access control settings override less specific access control settings.</text:p>
        </text:list-item>
        <text:list-item>
          <text:p text:style-name="P71"><text:span text:style-name="T11">Access </text:span>den<text:span text:style-name="T11">ial</text:span> <text:span text:style-name="T11">settings override access grant settings at the same level of specificity.</text:span></text:p>
        </text:list-item>
        <text:list-item>
          <text:p text:style-name="P71">Owner permissions override user, group, and default permissions at the same<text:span text:style-name="T11"> level of specificity.</text:span></text:p>
        </text:list-item>
        <text:list-item>
          <text:p text:style-name="P71"><text:span text:style-name="T26">A</text:span> user-level ACL <text:span text:style-name="T26">defined on the target item that is </text:span>associated with the owner of the <text:span text:style-name="T26">target </text:span>item would be redundant and shall not be allowed (user owner permission setting).</text:p>
        </text:list-item>
        <text:list-item>
          <text:p text:style-name="P71">User-level access settings override group and default permissions at the same level of specificity.</text:p>
        </text:list-item>
        <text:list-item>
          <text:p text:style-name="P71">Group-level access settings override default <text:span text:style-name="T25">permissions </text:span>at the same level of specificity.</text:p>
        </text:list-item>
        <text:list-item>
          <text:p text:style-name="P71">If no applicable access settings are defined for a specific user on the target item, and the target item is a member of one or more parent collections, the parent collection hierarchy shall be evaluated for inherited permissions, adhering to the following policies and constraints:</text:p>
          <text:list>
            <text:list-item>
              <text:p text:style-name="P71">Only parent collections that are owned by the same user that owns the <text:span text:style-name="T27">target </text:span>item <text:span text:style-name="T26">shall be</text:span> evaluated.</text:p>
            </text:list-item>
            <text:list-item>
              <text:p text:style-name="P71"><text:span text:style-name="T15">P</text:span>arent collection<text:span text:style-name="T15">s</text:span> <text:span text:style-name="T26">shall be evaluated from most specific to least specific, until applicable access settings are found, or the hierarchy is fully searched.</text:span></text:p>
            </text:list-item>
            <text:list-item>
              <text:p text:style-name="P71">Only permissions defined for inherited data records <text:span text:style-name="T27">within the parent collection hierarchy </text:span>shall be evaluated if the <text:span text:style-name="T27">target </text:span>item is a data record .</text:p>
            </text:list-item>
            <text:list-item>
              <text:p text:style-name="P71">Only permissions defined for inherited collections <text:span text:style-name="T27">within the parent collection hierarchy </text:span>shall be evaluated if the <text:span text:style-name="T27">target </text:span>item is a collection.</text:p>
            </text:list-item>
            <text:list-item>
              <text:p text:style-name="P71">If <text:span text:style-name="T12">the parent collection hierarchy contains branches (i.e. multiple parent collections at the same level of specificity),</text:span> then the resulting <text:span text:style-name="T26">permissions for the target item shall be</text:span> calculated as the union of <text:span text:style-name="T15">the individual</text:span> <text:span text:style-name="T15">permissions determined for each independent pathway through the </text:span>parent collection <text:span text:style-name="T15">hierarchy (while adhering to all other constraints)</text:span>.</text:p>
            </text:list-item>
          </text:list>
        </text:list-item>
        <text:list-item>
          <text:p text:style-name="P71">If no applicable access settings are found by the above policies and constraints, then the resulting access permissions are defined as the global permissions as defined by the owner (usually PERM_NONE).</text:p>
        </text:list-item>
      </text:list>
      <text:h text:style-name="Heading_20_1" text:outline-level="1"><text:soft-page-break/>Data Model</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5">Vertex Type</text:p>
            </table:table-cell>
            <table:table-cell table:style-name="Table1.A1" office:value-type="string">
              <text:p text:style-name="P15">Attribute</text:p>
            </table:table-cell>
            <table:table-cell table:style-name="Table1.A1" office:value-type="string">
              <text:p text:style-name="P15">Type</text:p>
            </table:table-cell>
            <table:table-cell table:style-name="Table1.A1" office:value-type="string">
              <text:p text:style-name="P16">Req.</text:p>
            </table:table-cell>
            <table:table-cell table:style-name="Table1.E1" office:value-type="string">
              <text:p text:style-name="P15">Description</text:p>
            </table:table-cell>
          </table:table-row>
        </table:table-header-rows>
        <table:table-row>
          <table:table-cell table:style-name="Table1.A2" office:value-type="string">
            <text:p text:style-name="P4"><text:span text:style-name="T51">(</text:span>u<text:span text:style-name="T51">)</text:span>ser</text:p>
          </table:table-cell>
          <table:table-cell table:style-name="Table1.A2" office:value-type="string">
            <text:p text:style-name="Table_20_Contents">_<text:span text:style-name="T28">id</text:span></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Unique identifier <text:span text:style-name="T37">(fully qualified uname)</text:span></text:p>
          </table:table-cell>
        </table:table-row>
        <table:table-row>
          <table:table-cell table:style-name="Table1.A2" office:value-type="string">
            <text:p text:style-name="Table_20_Contents"/>
          </table:table-cell>
          <table:table-cell table:style-name="Table1.A2" office:value-type="string">
            <text:p text:style-name="P4">name_last</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Last name of user <text:span text:style-name="T30">(or project name)</text:span></text:p>
          </table:table-cell>
        </table:table-row>
        <table:table-row>
          <table:table-cell table:style-name="Table1.A2" office:value-type="string">
            <text:p text:style-name="Table_20_Contents"/>
          </table:table-cell>
          <table:table-cell table:style-name="Table1.A2" office:value-type="string">
            <text:p text:style-name="P4">name_first</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First name of user</text:p>
          </table:table-cell>
        </table:table-row>
        <table:table-row>
          <table:table-cell table:style-name="Table1.A2" office:value-type="string">
            <text:p text:style-name="P4"/>
          </table:table-cell>
          <table:table-cell table:style-name="Table1.A2" office:value-type="string">
            <text:p text:style-name="P4">email</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Primary email of user</text:p>
          </table:table-cell>
        </table:table-row>
        <table:table-row>
          <table:table-cell table:style-name="Table1.A2" office:value-type="string">
            <text:p text:style-name="P4"/>
          </table:table-cell>
          <table:table-cell table:style-name="Table1.A2" office:value-type="string">
            <text:p text:style-name="P8">is_project</text:p>
          </table:table-cell>
          <table:table-cell table:style-name="Table1.A2" office:value-type="string">
            <text:p text:style-name="P8">bool</text:p>
          </table:table-cell>
          <table:table-cell table:style-name="Table1.A2" office:value-type="string">
            <text:p text:style-name="P8">no</text:p>
          </table:table-cell>
          <table:table-cell table:style-name="Table1.E2" office:value-type="string">
            <text:p text:style-name="P8">Used to designate project user account</text:p>
          </table:table-cell>
        </table:table-row>
        <table:table-row>
          <table:table-cell table:style-name="Table1.A2" office:value-type="string">
            <text:p text:style-name="P4"/>
          </table:table-cell>
          <table:table-cell table:style-name="Table1.A2" office:value-type="string">
            <text:p text:style-name="P13">is_admin</text:p>
          </table:table-cell>
          <table:table-cell table:style-name="Table1.A2" office:value-type="string">
            <text:p text:style-name="P13"><text:span text:style-name="T51">b</text:span>ool</text:p>
          </table:table-cell>
          <table:table-cell table:style-name="Table1.A2" office:value-type="string">
            <text:p text:style-name="P13">no</text:p>
          </table:table-cell>
          <table:table-cell table:style-name="Table1.E2" office:value-type="string">
            <text:p text:style-name="P13">Designates a system admin account</text:p>
          </table:table-cell>
        </table:table-row>
        <table:table-row>
          <table:table-cell table:style-name="Table1.A2" office:value-type="string">
            <text:p text:style-name="P4"/>
          </table:table-cell>
          <table:table-cell table:style-name="Table1.A2" office:value-type="string">
            <text:p text:style-name="P7">ident</text:p>
          </table:table-cell>
          <table:table-cell table:style-name="Table1.A2" office:value-type="string">
            <text:p text:style-name="P7">edge</text:p>
          </table:table-cell>
          <table:table-cell table:style-name="Table1.A2" office:value-type="string">
            <text:p text:style-name="P7">yes</text:p>
          </table:table-cell>
          <table:table-cell table:style-name="Table1.E2" office:value-type="string">
            <text:p text:style-name="P7">X.509 certificate record (multiple)</text:p>
          </table:table-cell>
        </table:table-row>
        <table:table-row>
          <table:table-cell table:style-name="Table1.A2" office:value-type="string">
            <text:p text:style-name="P4"/>
          </table:table-cell>
          <table:table-cell table:style-name="Table1.A2" office:value-type="string">
            <text:p text:style-name="P8">admin</text:p>
          </table:table-cell>
          <table:table-cell table:style-name="Table1.A2" office:value-type="string">
            <text:p text:style-name="P8">edge</text:p>
          </table:table-cell>
          <table:table-cell table:style-name="Table1.A2" office:value-type="string">
            <text:p text:style-name="P8">no</text:p>
          </table:table-cell>
          <table:table-cell table:style-name="Table1.E2" office:value-type="string">
            <text:p text:style-name="P8">User delegated as administrator (multiple)</text:p>
          </table:table-cell>
        </table:table-row>
        <table:table-row>
          <table:table-cell table:style-name="Table1.A2" office:value-type="string">
            <text:p text:style-name="P14">(x)509</text:p>
          </table:table-cell>
          <table:table-cell table:style-name="Table1.A2" office:value-type="string">
            <text:p text:style-name="P4">_<text:span text:style-name="T29">id</text:span></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4">Unique identifier within SDMS</text:p>
          </table:table-cell>
        </table:table-row>
        <table:table-row>
          <table:table-cell table:style-name="Table1.A2" office:value-type="string">
            <text:p text:style-name="P4"/>
          </table:table-cell>
          <table:table-cell table:style-name="Table1.A2" office:value-type="string">
            <text:p text:style-name="P7">subject</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7">Subject from X.509 certificate</text:p>
          </table:table-cell>
        </table:table-row>
        <table:table-row>
          <table:table-cell table:style-name="Table1.A2" office:value-type="string">
            <text:p text:style-name="P4"/>
          </table:table-cell>
          <table:table-cell table:style-name="Table1.A2" office:value-type="string">
            <text:p text:style-name="P7">content</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7">Full X.509 certificate</text:p>
          </table:table-cell>
        </table:table-row>
        <table:table-row>
          <table:table-cell table:style-name="Table1.A2" office:value-type="string">
            <text:p text:style-name="P5"><text:span text:style-name="T51">(</text:span>g<text:span text:style-name="T51">)</text:span>roup</text:p>
          </table:table-cell>
          <table:table-cell table:style-name="Table1.A2" office:value-type="string">
            <text:p text:style-name="P5">_id</text:p>
          </table:table-cell>
          <table:table-cell table:style-name="Table1.A2" office:value-type="string">
            <text:p text:style-name="P5">string</text:p>
          </table:table-cell>
          <table:table-cell table:style-name="Table1.A2" office:value-type="string">
            <text:p text:style-name="P5">yes</text:p>
          </table:table-cell>
          <table:table-cell table:style-name="Table1.E2" office:value-type="string">
            <text:p text:style-name="P5">Unique identifier within SDMS</text:p>
          </table:table-cell>
        </table:table-row>
        <table:table-row>
          <table:table-cell table:style-name="Table1.A2" office:value-type="string">
            <text:p text:style-name="Table_20_Contents"/>
          </table:table-cell>
          <table:table-cell table:style-name="Table1.A2" office:value-type="string">
            <text:p text:style-name="P5">title</text:p>
          </table:table-cell>
          <table:table-cell table:style-name="Table1.A2" office:value-type="string">
            <text:p text:style-name="P5">string</text:p>
          </table:table-cell>
          <table:table-cell table:style-name="Table1.A2" office:value-type="string">
            <text:p text:style-name="P8">no</text:p>
          </table:table-cell>
          <table:table-cell table:style-name="Table1.E2" office:value-type="string">
            <text:p text:style-name="P5">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7">member</text:p>
          </table:table-cell>
          <table:table-cell table:style-name="Table1.A2" office:value-type="string">
            <text:p text:style-name="P7">edge</text:p>
          </table:table-cell>
          <table:table-cell table:style-name="Table1.A2" office:value-type="string">
            <text:p text:style-name="P7">no</text:p>
          </table:table-cell>
          <table:table-cell table:style-name="Table1.E2" office:value-type="string">
            <text:p text:style-name="P7">Member user(s) (multiple)</text:p>
          </table:table-cell>
        </table:table-row>
        <table:table-row>
          <table:table-cell table:style-name="Table1.A2" office:value-type="string">
            <text:p text:style-name="P9"><text:span text:style-name="T51">(</text:span>c<text:span text:style-name="T51">)</text:span>ollection</text:p>
          </table:table-cell>
          <table:table-cell table:style-name="Table1.A2" office:value-type="string">
            <text:p text:style-name="P7">_<text:span text:style-name="T31">id</text:span></text:p>
          </table:table-cell>
          <table:table-cell table:style-name="Table1.A2" office:value-type="string">
            <text:p text:style-name="P5">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P7"/>
          </table:table-cell>
          <table:table-cell table:style-name="Table1.A2" office:value-type="string">
            <text:p text:style-name="P9">title</text:p>
          </table:table-cell>
          <table:table-cell table:style-name="Table1.A2" office:value-type="string">
            <text:p text:style-name="P9">string</text:p>
          </table:table-cell>
          <table:table-cell table:style-name="Table1.A2" office:value-type="string">
            <text:p text:style-name="P9">yes</text:p>
          </table:table-cell>
          <table:table-cell table:style-name="Table1.E2" office:value-type="string">
            <text:p text:style-name="P9">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9">alias</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Alias, unique for owning user</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9">item</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Contained items (multiple)</text:p>
          </table:table-cell>
        </table:table-row>
        <table:table-row>
          <table:table-cell table:style-name="Table1.A2" office:value-type="string">
            <text:p text:style-name="Table_20_Contents"/>
          </table:table-cell>
          <table:table-cell table:style-name="Table1.A2" office:value-type="string">
            <text:p text:style-name="P9">acl</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9">meta</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Tags and/or annotations (multiple)</text:p>
          </table:table-cell>
        </table:table-row>
        <table:table-row>
          <table:table-cell table:style-name="Table1.A2" office:value-type="string">
            <text:p text:style-name="P9"><text:span text:style-name="T51">(</text:span>d<text:span text:style-name="T51">)</text:span>ata</text:p>
          </table:table-cell>
          <table:table-cell table:style-name="Table1.A2" office:value-type="string">
            <text:p text:style-name="P7">_<text:span text:style-name="T31">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 <text:span text:style-name="T50">plus revision number</text:span></text:p>
          </table:table-cell>
        </table:table-row>
        <table:table-row>
          <table:table-cell table:style-name="Table1.A2" office:value-type="string">
            <text:p text:style-name="Table_20_Contents"/>
          </table:table-cell>
          <table:table-cell table:style-name="Table1.A2" office:value-type="string">
            <text:p text:style-name="P9">title</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9">alias</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Alias, unique for owning user</text:p>
          </table:table-cell>
        </table:table-row>
        <table:table-row>
          <table:table-cell table:style-name="Table1.A2" office:value-type="string">
            <text:p text:style-name="Table_20_Contents"/>
          </table:table-cell>
          <table:table-cell table:style-name="Table1.A2" office:value-type="string">
            <text:p text:style-name="P12">metadata</text:p>
          </table:table-cell>
          <table:table-cell table:style-name="Table1.A2" office:value-type="string">
            <text:p text:style-name="P12">JSON</text:p>
          </table:table-cell>
          <table:table-cell table:style-name="Table1.A2" office:value-type="string">
            <text:p text:style-name="P12">no</text:p>
          </table:table-cell>
          <table:table-cell table:style-name="Table1.E2" office:value-type="string">
            <text:p text:style-name="P12">Structured domain-specific metadata</text:p>
          </table:table-cell>
        </table:table-row>
        <table:table-row>
          <table:table-cell table:style-name="Table1.A2" office:value-type="string">
            <text:p text:style-name="Table_20_Contents"/>
          </table:table-cell>
          <table:table-cell table:style-name="Table1.A2" office:value-type="string">
            <text:p text:style-name="P10">created</text:p>
          </table:table-cell>
          <table:table-cell table:style-name="Table1.A2" office:value-type="string">
            <text:p text:style-name="P10">edge</text:p>
          </table:table-cell>
          <table:table-cell table:style-name="Table1.A2" office:value-type="string">
            <text:p text:style-name="P10">yes</text:p>
          </table:table-cell>
          <table:table-cell table:style-name="Table1.E2" office:value-type="string">
            <text:p text:style-name="P10">User that created data record</text:p>
          </table:table-cell>
        </table:table-row>
        <text:soft-page-break/>
        <table:table-row>
          <table:table-cell table:style-name="Table1.A2" office:value-type="string">
            <text:p text:style-name="Table_20_Contents"/>
          </table:table-cell>
          <table:table-cell table:style-name="Table1.A2" office:value-type="string">
            <text:p text:style-name="P10">modified</text:p>
          </table:table-cell>
          <table:table-cell table:style-name="Table1.A2" office:value-type="string">
            <text:p text:style-name="P10">edge</text:p>
          </table:table-cell>
          <table:table-cell table:style-name="Table1.A2" office:value-type="string">
            <text:p text:style-name="P9">yes</text:p>
          </table:table-cell>
          <table:table-cell table:style-name="Table1.E2" office:value-type="string">
            <text:p text:style-name="P10">User(s) that modified date record</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9">acl</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9">meta</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Tags and/or not<text:span text:style-name="T34">e</text:span>s (multiple)</text:p>
          </table:table-cell>
        </table:table-row>
        <table:table-row>
          <table:table-cell table:style-name="Table1.A2" office:value-type="string">
            <text:p text:style-name="P9"><text:span text:style-name="T51">(</text:span>t<text:span text:style-name="T51">)</text:span>ag<text:span text:style-name="T51">s</text:span></text:p>
          </table:table-cell>
          <table:table-cell table:style-name="Table1.A2" office:value-type="string">
            <text:p text:style-name="P7">_<text:span text:style-name="T31">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9">name</text:p>
          </table:table-cell>
          <table:table-cell table:style-name="Table1.A2" office:value-type="string">
            <text:p text:style-name="P9">string</text:p>
          </table:table-cell>
          <table:table-cell table:style-name="Table1.A2" office:value-type="string">
            <text:p text:style-name="P9">yes</text:p>
          </table:table-cell>
          <table:table-cell table:style-name="Table1.E2" office:value-type="string">
            <text:p text:style-name="P9">Unique human-friendly name</text:p>
          </table:table-cell>
        </table:table-row>
        <table:table-row>
          <table:table-cell table:style-name="Table1.A2" office:value-type="string">
            <text:p text:style-name="P14">(n)otes</text:p>
          </table:table-cell>
          <table:table-cell table:style-name="Table1.A2" office:value-type="string">
            <text:p text:style-name="P7">_<text:span text:style-name="T31">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10">type</text:p>
          </table:table-cell>
          <table:table-cell table:style-name="Table1.A2" office:value-type="string">
            <text:p text:style-name="P10">enum</text:p>
          </table:table-cell>
          <table:table-cell table:style-name="Table1.A2" office:value-type="string">
            <text:p text:style-name="P10">yes</text:p>
          </table:table-cell>
          <table:table-cell table:style-name="Table1.E2" office:value-type="string">
            <text:p text:style-name="P10">One of: information, warning, error, action, <text:span text:style-name="T33">question</text:span></text:p>
          </table:table-cell>
        </table:table-row>
        <table:table-row>
          <table:table-cell table:style-name="Table1.A2" office:value-type="string">
            <text:p text:style-name="Table_20_Contents"/>
          </table:table-cell>
          <table:table-cell table:style-name="Table1.A2" office:value-type="string">
            <text:p text:style-name="P9">text</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9">Text of <text:span text:style-name="T33">note</text:span></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text:p>
          </table:table-cell>
        </table:table-row>
        <table:table-row>
          <table:table-cell table:style-name="Table1.A2" office:value-type="string">
            <text:p text:style-name="P14">(a)lias</text:p>
          </table:table-cell>
          <table:table-cell table:style-name="Table1.A2" office:value-type="string">
            <text:p text:style-name="P7">_<text:span text:style-name="T31">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 <text:span text:style-name="T51">(a/uid:alias)</text:span></text:p>
          </table:table-cell>
        </table:table-row>
        <table:table-row>
          <table:table-cell table:style-name="Table1.A2" office:value-type="string">
            <text:p text:style-name="P14">(dep)loy</text:p>
          </table:table-cell>
          <table:table-cell table:style-name="Table1.A2" office:value-type="string">
            <text:p text:style-name="P7">_<text:span text:style-name="T31">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14">data</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Data ID</text:p>
          </table:table-cell>
        </table:table-row>
        <table:table-row>
          <table:table-cell table:style-name="Table1.A2" office:value-type="string">
            <text:p text:style-name="Table_20_Contents"/>
          </table:table-cell>
          <table:table-cell table:style-name="Table1.A2" office:value-type="string">
            <text:p text:style-name="P14">path</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Deployment path (with endpoint)</text:p>
          </table:table-cell>
        </table:table-row>
        <table:table-row>
          <table:table-cell table:style-name="Table1.A2" office:value-type="string">
            <text:p text:style-name="Table_20_Contents"/>
          </table:table-cell>
          <table:table-cell table:style-name="Table1.A2" office:value-type="string">
            <text:p text:style-name="P14">task</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Globus task ID</text:p>
          </table:table-cell>
        </table:table-row>
        <table:table-row>
          <table:table-cell table:style-name="Table1.A2" office:value-type="string">
            <text:p text:style-name="Table_20_Contents"/>
          </table:table-cell>
          <table:table-cell table:style-name="Table1.A2" office:value-type="string">
            <text:p text:style-name="P14">status</text:p>
          </table:table-cell>
          <table:table-cell table:style-name="Table1.A2" office:value-type="string">
            <text:p text:style-name="P14">int</text:p>
          </table:table-cell>
          <table:table-cell table:style-name="Table1.A2" office:value-type="string">
            <text:p text:style-name="P14">yes</text:p>
          </table:table-cell>
          <table:table-cell table:style-name="Table1.E2" office:value-type="string">
            <text:p text:style-name="P14">Globus t<text:span text:style-name="T52">ransfer</text:span> status</text:p>
          </table:table-cell>
        </table:table-row>
        <table:table-row>
          <table:table-cell table:style-name="Table1.A2" office:value-type="string">
            <text:p text:style-name="Table_20_Contents"/>
          </table:table-cell>
          <table:table-cell table:style-name="Table1.A2" office:value-type="string">
            <text:p text:style-name="P14">write</text:p>
          </table:table-cell>
          <table:table-cell table:style-name="Table1.A2" office:value-type="string">
            <text:p text:style-name="P14">bool</text:p>
          </table:table-cell>
          <table:table-cell table:style-name="Table1.A2" office:value-type="string">
            <text:p text:style-name="P14">yes</text:p>
          </table:table-cell>
          <table:table-cell table:style-name="Table1.E2" office:value-type="string">
            <text:p text:style-name="P14">Writeable flag (read assumed)</text:p>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17">Edge Type</text:p>
            </table:table-cell>
            <table:table-cell table:style-name="Table2.A1" office:value-type="string">
              <text:p text:style-name="P17">Attribute</text:p>
            </table:table-cell>
            <table:table-cell table:style-name="Table2.A1" office:value-type="string">
              <text:p text:style-name="P17">Type</text:p>
            </table:table-cell>
            <table:table-cell table:style-name="Table2.A1" office:value-type="string">
              <text:p text:style-name="P17">Req.</text:p>
            </table:table-cell>
            <table:table-cell table:style-name="Table2.E1" office:value-type="string">
              <text:p text:style-name="P17">Description</text:p>
            </table:table-cell>
          </table:table-row>
        </table:table-header-rows>
        <table:table-row>
          <table:table-cell table:style-name="Table2.A2" office:value-type="string">
            <text:p text:style-name="P11">owner</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ident</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acl</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meta</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member</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item</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admin</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ext:soft-page-break/>
        <table:table-row>
          <table:table-cell table:style-name="Table2.A2" office:value-type="string">
            <text:p text:style-name="P10">created</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Table_20_Contents"/>
          </table:table-cell>
          <table:table-cell table:style-name="Table2.A2" office:value-type="string">
            <text:p text:style-name="P10">date</text:p>
          </table:table-cell>
          <table:table-cell table:style-name="Table2.A2" office:value-type="string">
            <text:p text:style-name="P10">date</text:p>
          </table:table-cell>
          <table:table-cell table:style-name="Table2.A2" office:value-type="string">
            <text:p text:style-name="P10">yes</text:p>
          </table:table-cell>
          <table:table-cell table:style-name="Table2.E2" office:value-type="string">
            <text:p text:style-name="P10">Date/time of creation</text:p>
          </table:table-cell>
        </table:table-row>
        <table:table-row>
          <table:table-cell table:style-name="Table2.A2" office:value-type="string">
            <text:p text:style-name="P10">modified</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Table_20_Contents"/>
          </table:table-cell>
          <table:table-cell table:style-name="Table2.A2" office:value-type="string">
            <text:p text:style-name="P10">date</text:p>
          </table:table-cell>
          <table:table-cell table:style-name="Table2.A2" office:value-type="string">
            <text:p text:style-name="P10">date</text:p>
          </table:table-cell>
          <table:table-cell table:style-name="Table2.A2" office:value-type="string">
            <text:p text:style-name="P10">yes</text:p>
          </table:table-cell>
          <table:table-cell table:style-name="Table2.E2" office:value-type="string">
            <text:p text:style-name="P10">Date/time of modification</text:p>
          </table:table-cell>
        </table:table-row>
      </table:table>
      <text:p text:style-name="P33"/>
      <text:p text:style-name="P33"/>
      <text:h text:style-name="P77" text:outline-level="3"><text:span text:style-name="T53">Hard </text:span>Lock<text:span text:style-name="T53">s</text:span></text:h>
      <text:list xml:id="list2561524086892811358" text:style-name="L16">
        <text:list-item>
          <text:p text:style-name="P46">Owners and admins may apply <text:span text:style-name="T4">hard</text:span><text:span text:style-name="T53"> </text:span>read and write locks to data records and collections.</text:p>
        </text:list-item>
        <text:list-item>
          <text:p text:style-name="P46"><text:span text:style-name="T53">Hard l</text:span>ocks override <text:span text:style-name="T53">data </text:span>read- and write- permissions set by ACLs and allow easy (temporary) control to data without needing to modify ACLs.</text:p>
        </text:list-item>
        <text:list-item>
          <text:p text:style-name="P46">When locked, only owners or admins may <text:span text:style-name="T53">read or write data</text:span>.</text:p>
        </text:list-item>
        <text:list-item>
          <text:p text:style-name="P47">Applying a hard write lock to data that has a current soft write lock will prevent the soft lock holder from pushing new data until the hard lock is lifted.</text:p>
        </text:list-item>
      </text:list>
      <text:h text:style-name="P78" text:outline-level="3">Soft Locks</text:h>
      <text:list xml:id="list111532288263905" text:continue-numbering="true" text:style-name="L16">
        <text:list-item>
          <text:p text:style-name="P48">Users with read and/or write permissions may acquire a <text:span text:style-name="T2">soft</text:span> read- and/or write lock, respectively on a data record and/or collection.</text:p>
        </text:list-item>
        <text:list-item>
          <text:p text:style-name="P48">Soft read locks cause associated data revisions to become reference counted, such that they will not be deleted if superseded by subsequent pushes.</text:p>
        </text:list-item>
        <text:list-item>
          <text:p text:style-name="P47">Soft read locks provide a means of maintaining referential integrity for one or more data records while the lock is held (i.e. the locked data will not be changed or deleted while the lock is held). <text:span text:style-name="T55">This feature is especially useful for workflows that execute across different facilities or compute environments that do not share a common file system (and where pulling all the data at once is not desired).</text:span> </text:p>
        </text:list-item>
        <text:list-item>
          <text:p text:style-name="P47">Multiple soft read locks can be held on the same data records by multiple users.</text:p>
        </text:list-item>
        <text:list-item>
          <text:p text:style-name="P48">Soft write locks <text:span text:style-name="T54">reserve and allocate the next revision number(s) of associated data records to the calling user/app – allowing only the lock holder to push data.</text:span></text:p>
        </text:list-item>
        <text:list-item>
          <text:p text:style-name="P49">Only one soft lock can be held on a data record at a time.</text:p>
        </text:list-item>
        <text:list-item>
          <text:p text:style-name="P49">All soft locks are assigned a configurable expiry, after which the lock will be automatically released.</text:p>
        </text:list-item>
        <text:list-item>
          <text:p text:style-name="P50">Users/applications should release soft locks as soon the lock is no longer needed. This will avoid <text:span text:style-name="T56">unnecessarily</text:span> blocking other users from accessing the data. <text:span text:style-name="T56">An automatic lock release mechanism may be provided for certain batch/workflow environments.</text:span></text:p>
        </text:list-item>
        <text:list-item>
          <text:p text:style-name="P49">If an application requires stable data for a period surpassing the lock expiry, then the data should be pulled into local storage where its life cycle may be controlled by the user/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28:48.034334661</meta:creation-date>
    <dc:date>2018-10-03T11:15:31.573173517</dc:date>
    <meta:editing-duration>P1DT2H27M45S</meta:editing-duration>
    <meta:editing-cycles>116</meta:editing-cycles>
    <meta:generator>LibreOffice/5.1.6.2$Linux_X86_64 LibreOffice_project/10m0$Build-2</meta:generator>
    <meta:document-statistic meta:table-count="2" meta:image-count="0" meta:object-count="0" meta:page-count="16" meta:paragraph-count="450" meta:word-count="5636" meta:character-count="35407" meta:non-whitespace-character-count="30216"/>
  </office:meta>
</office:document-meta>
</file>